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cm" style:rel-width="100%" fo:margin-left="-0.191cm" table:align="left" style:writing-mode="lr-tb"/>
    </style:style>
    <style:style style:name="Таблица1.A" style:family="table-column">
      <style:table-column-properties style:column-width="7.188cm" style:rel-column-width="4166*"/>
    </style:style>
    <style:style style:name="Таблица1.B" style:family="table-column">
      <style:table-column-properties style:column-width="4.207cm" style:rel-column-width="2438*"/>
    </style:style>
    <style:style style:name="Таблица1.C" style:family="table-column">
      <style:table-column-properties style:column-width="5.607cm" style:rel-column-width="3250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7.193cm" fo:margin-left="-0.191cm" table:align="left" style:writing-mode="lr-tb"/>
    </style:style>
    <style:style style:name="Таблица2.A" style:family="table-column">
      <style:table-column-properties style:column-width="7.442cm"/>
    </style:style>
    <style:style style:name="Таблица2.B" style:family="table-column">
      <style:table-column-properties style:column-width="4.251cm"/>
    </style:style>
    <style:style style:name="Таблица2.C" style:family="table-column">
      <style:table-column-properties style:column-width="5.5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2.3" style:family="table-row">
      <style:table-row-properties style:min-row-height="1.764cm" fo:keep-together="auto"/>
    </style:style>
    <style:style style:name="Таблица2.4" style:family="table-row">
      <style:table-row-properties style:min-row-height="8.46cm" fo:keep-together="auto"/>
    </style:style>
    <style:style style:name="Таблица2.5" style:family="table-row">
      <style:table-row-properties style:min-row-height="0.968cm" fo:keep-together="auto"/>
    </style:style>
    <style:style style:name="Таблица2.8" style:family="table-row">
      <style:table-row-properties style:min-row-height="0.852cm" fo:keep-together="auto"/>
    </style:style>
    <style:style style:name="Таблица2.9" style:family="table-row">
      <style:table-row-properties style:min-row-height="1.083cm" fo:keep-together="auto"/>
    </style:style>
    <style:style style:name="Таблица2.A9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2.B9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.B10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3" style:family="table">
      <style:table-properties style:width="17cm" style:rel-width="100%" fo:margin-left="-0.191cm" table:align="left" style:writing-mode="lr-tb"/>
    </style:style>
    <style:style style:name="Таблица3.A" style:family="table-column">
      <style:table-column-properties style:column-width="1.496cm" style:rel-column-width="867*"/>
    </style:style>
    <style:style style:name="Таблица3.B" style:family="table-column">
      <style:table-column-properties style:column-width="13.753cm" style:rel-column-width="7972*"/>
    </style:style>
    <style:style style:name="Таблица3.C" style:family="table-column">
      <style:table-column-properties style:column-width="1.752cm" style:rel-column-width="1015*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/>
      <style:text-properties officeooo:paragraph-rsid="0010a7e4"/>
    </style:style>
    <style:style style:name="P5" style:family="paragraph" style:parent-style-name="Standard">
      <style:text-properties fo:text-transform="uppercase"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text-transform="uppercase" fo:font-size="14pt" fo:language="en" fo:country="US" fo:font-weight="bold" style:font-size-asian="14pt" style:font-weight-asian="bold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text-transform="uppercase" fo:font-size="14pt" fo:language="en" fo:country="US" fo:font-weight="bold" style:font-size-asian="14pt" style:font-weight-asian="bold" style:font-size-complex="14pt"/>
    </style:style>
    <style:style style:name="P10" style:family="paragraph" style:parent-style-name="Standard">
      <style:text-properties fo:text-transform="uppercase" fo:color="#ff0000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12" style:family="paragraph" style:parent-style-name="Standard">
      <style:text-properties fo:font-size="14pt" style:font-size-asian="14pt" style:font-size-complex="14pt"/>
    </style:style>
    <style:style style:name="P13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14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15" style:family="paragraph" style:parent-style-name="Standard">
      <style:paragraph-properties fo:line-height="150%"/>
      <style:text-properties fo:font-size="14pt" style:font-size-asian="14pt" style:font-size-complex="14pt" style:font-weight-complex="bold"/>
    </style:style>
    <style:style style:name="P1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7" style:family="paragraph" style:parent-style-name="Standard">
      <style:paragraph-properties fo:line-height="150%" fo:text-align="center" style:justify-single-word="false" style:snap-to-layout-grid="false"/>
      <style:text-properties fo:font-size="14pt" style:font-size-asian="14pt" style:font-size-complex="14pt" style:font-weight-complex="bold"/>
    </style:style>
    <style:style style:name="P18" style:family="paragraph" style:parent-style-name="Standard">
      <style:paragraph-properties fo:line-height="150%" fo:text-align="justify" style:justify-single-word="false"/>
      <style:text-properties fo:font-size="14pt" fo:font-weight="normal" officeooo:rsid="0016db20" officeooo:paragraph-rsid="0016db20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line-height="150%"/>
      <style:text-properties fo:color="#ff0000" fo:font-size="14pt" style:font-size-asian="14pt" style:font-size-complex="14pt" style:font-weight-complex="bold"/>
    </style:style>
    <style:style style:name="P20" style:family="paragraph" style:parent-style-name="Standard">
      <style:paragraph-properties fo:line-height="150%" fo:text-align="center" style:justify-single-word="false"/>
      <style:text-properties fo:color="#ff0000" fo:font-size="14pt" style:font-size-asian="14pt" style:font-size-complex="14pt" style:font-weight-complex="bold"/>
    </style:style>
    <style:style style:name="P21" style:family="paragraph" style:parent-style-name="Standard">
      <style:paragraph-properties fo:line-height="150%" fo:text-align="center" style:justify-single-word="false" style:snap-to-layout-grid="false"/>
      <style:text-properties fo:color="#ff0000" fo:font-size="14pt" style:font-size-asian="14pt" style:font-size-complex="14pt" style:font-weight-complex="bold"/>
    </style:style>
    <style:style style:name="P22" style:family="paragraph" style:parent-style-name="Standard">
      <style:paragraph-properties fo:line-height="150%" style:snap-to-layout-grid="false"/>
      <style:text-properties fo:color="#ff0000" fo:font-size="14pt" style:font-size-asian="14pt" style:font-size-complex="14pt" style:font-weight-complex="bold"/>
    </style:style>
    <style:style style:name="P23" style:family="paragraph" style:parent-style-name="Standard">
      <style:paragraph-properties fo:line-height="150%" fo:text-align="center" style:justify-single-word="false"/>
      <style:text-properties fo:color="#ff0000" fo:font-size="14pt" fo:language="en" fo:country="US" style:font-size-asian="14pt" style:font-size-complex="14pt" style:font-weight-complex="bold"/>
    </style:style>
    <style:style style:name="P24" style:family="paragraph" style:parent-style-name="Standard">
      <style:paragraph-properties fo:line-height="150%" fo:text-align="center" style:justify-single-word="false" style:snap-to-layout-grid="false"/>
      <style:text-properties fo:color="#ff0000" fo:font-size="14pt" fo:language="en" fo:country="US" style:font-size-asian="14pt" style:font-size-complex="14pt" style:font-weight-complex="bold"/>
    </style:style>
    <style:style style:name="P25" style:family="paragraph" style:parent-style-name="Standard">
      <style:text-properties fo:color="#ff0000" fo:font-size="14pt" fo:letter-spacing="-0.004cm" fo:language="en" fo:country="US" style:font-size-asian="14pt" style:font-size-complex="14pt"/>
    </style:style>
    <style:style style:name="P26" style:family="paragraph" style:parent-style-name="Standard">
      <style:text-properties fo:color="#ff0000" fo:font-size="14pt" fo:letter-spacing="-0.004cm" style:font-size-asian="14pt" style:font-size-complex="14pt"/>
    </style:style>
    <style:style style:name="P27" style:family="paragraph" style:parent-style-name="Standard">
      <style:text-properties fo:color="#ff0000" fo:font-size="14pt" fo:font-weight="bold" style:font-size-asian="14pt" style:font-weight-asian="bold" style:font-size-complex="14pt" style:font-weight-complex="bold"/>
    </style:style>
    <style:style style:name="P28" style:family="paragraph" style:parent-style-name="Standard">
      <style:paragraph-properties fo:line-height="150%"/>
      <style:text-properties fo:color="#ff0000" fo:font-size="10pt" style:font-size-asian="10pt" style:font-size-complex="14pt"/>
    </style:style>
    <style:style style:name="P29" style:family="paragraph" style:parent-style-name="Standard">
      <style:text-properties fo:color="#000000"/>
    </style:style>
    <style:style style:name="P30" style:family="paragraph" style:parent-style-name="Standard">
      <style:text-properties fo:color="#000000" fo:font-size="14pt" style:font-size-asian="14pt" style:font-size-complex="14pt"/>
    </style:style>
    <style:style style:name="P31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/>
    </style:style>
    <style:style style:name="P32" style:family="paragraph" style:parent-style-name="Standard">
      <style:paragraph-properties style:snap-to-layout-grid="false"/>
      <style:text-properties fo:color="#000000" fo:font-size="14pt" style:font-size-asian="14pt" style:font-size-complex="14pt"/>
    </style:style>
    <style:style style:name="P33" style:family="paragraph" style:parent-style-name="Standard">
      <style:paragraph-properties fo:text-align="center" style:justify-single-word="false"/>
      <style:text-properties fo:color="#000000" fo:font-size="14pt" officeooo:rsid="0010a7e4" officeooo:paragraph-rsid="0010a7e4" style:font-size-asian="14pt" style:font-size-complex="14pt"/>
    </style:style>
    <style:style style:name="P34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 style:font-weight-complex="bold"/>
    </style:style>
    <style:style style:name="P35" style:family="paragraph" style:parent-style-name="Standard">
      <style:paragraph-properties fo:line-height="150%"/>
      <style:text-properties fo:color="#000000" fo:font-size="14pt" fo:language="en" fo:country="US" style:font-size-asian="14pt" style:font-size-complex="14pt"/>
    </style:style>
    <style:style style:name="P36" style:family="paragraph" style:parent-style-name="Standard">
      <style:paragraph-properties fo:line-height="150%" style:snap-to-layout-grid="false"/>
      <style:text-properties fo:color="#000000" fo:font-size="14pt" fo:language="en" fo:country="US" style:font-size-asian="14pt" style:font-size-complex="14pt"/>
    </style:style>
    <style:style style:name="P37" style:family="paragraph" style:parent-style-name="Standard">
      <style:paragraph-properties style:snap-to-layout-grid="false"/>
      <style:text-properties fo:color="#000000" fo:font-size="14pt" fo:language="en" fo:country="US" style:font-size-asian="14pt" style:font-size-complex="14pt"/>
    </style:style>
    <style:style style:name="P38" style:family="paragraph" style:parent-style-name="Standard">
      <style:paragraph-properties fo:line-height="150%" fo:text-align="center" style:justify-single-word="false"/>
      <style:text-properties fo:color="#000000" fo:font-size="14pt" fo:language="en" fo:country="US" style:font-size-asian="14pt" style:font-size-complex="14pt" style:font-weight-complex="bold"/>
    </style:style>
    <style:style style:name="P39" style:family="paragraph" style:parent-style-name="Standard">
      <style:paragraph-properties fo:line-height="150%"/>
      <style:text-properties fo:color="#000000" fo:font-size="14pt" fo:font-weight="normal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line-height="150%"/>
      <style:text-properties fo:color="#000000"/>
    </style:style>
    <style:style style:name="P41" style:family="paragraph" style:parent-style-name="Standard">
      <style:paragraph-properties fo:line-height="150%" fo:text-align="center" style:justify-single-word="false" fo:break-before="page"/>
    </style:style>
    <style:style style:name="P42" style:family="paragraph" style:parent-style-name="Standard">
      <style:paragraph-properties fo:line-height="150%" fo:text-align="center" style:justify-single-word="false" fo:break-before="page"/>
      <style:text-properties officeooo:paragraph-rsid="00190326"/>
    </style:style>
    <style:style style:name="P43" style:family="paragraph" style:parent-style-name="Standard">
      <style:paragraph-properties fo:line-height="150%" fo:text-align="center" style:justify-single-word="false" fo:break-before="page"/>
      <style:text-properties fo:text-transform="uppercase" fo:font-size="14pt" fo:font-weight="bold" style:font-size-asian="14pt" style:font-weight-asian="bold" style:font-size-complex="14pt"/>
    </style:style>
    <style:style style:name="P44" style:family="paragraph" style:parent-style-name="Standard">
      <style:paragraph-properties fo:line-height="150%" fo:text-align="center" style:justify-single-word="false" fo:break-before="page"/>
      <style:text-properties fo:text-transform="uppercase" fo:color="#000000" fo:font-size="14pt" fo:font-weight="bold" style:font-size-asian="14pt" style:font-weight-asian="bold" style:font-size-complex="14pt"/>
    </style:style>
    <style:style style:name="P45" style:family="paragraph" style:parent-style-name="Standard">
      <style:paragraph-properties fo:margin-left="0cm" fo:margin-right="0cm" fo:line-height="150%" fo:text-indent="1.251cm" style:auto-text-indent="false"/>
    </style:style>
    <style:style style:name="P4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47" style:family="paragraph" style:parent-style-name="Standard">
      <style:paragraph-properties fo:margin-left="0cm" fo:margin-right="0cm" fo:line-height="150%" fo:text-indent="1.251cm" style:auto-text-indent="false"/>
      <style:text-properties officeooo:paragraph-rsid="00190326"/>
    </style:style>
    <style:style style:name="P4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text-transform="uppercase" fo:font-size="14pt" fo:font-weight="bold" style:font-size-asian="14pt" style:font-weight-asian="bold" style:font-size-complex="14pt"/>
    </style:style>
    <style:style style:name="P4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fo:font-size="14pt" style:font-size-asian="14pt" style:font-size-complex="14pt"/>
    </style:style>
    <style:style style:name="P50" style:family="paragraph" style:parent-style-name="Standard">
      <style:paragraph-properties fo:margin-left="0cm" fo:margin-right="0cm" fo:text-indent="1.251cm" style:auto-text-indent="false"/>
      <style:text-properties fo:color="#ff0000" fo:font-size="14pt" fo:letter-spacing="-0.004cm" style:font-size-asian="14pt" style:font-size-complex="14pt"/>
    </style:style>
    <style:style style:name="P51" style:family="paragraph" style:parent-style-name="Standard">
      <style:paragraph-properties fo:margin-left="0cm" fo:margin-right="0cm" fo:line-height="150%" fo:text-indent="1.251cm" style:auto-text-indent="false"/>
      <style:text-properties fo:color="#ff0000" fo:font-size="14pt" fo:font-weight="normal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margin-left="0cm" fo:margin-right="0cm" fo:line-height="150%" fo:text-indent="1.251cm" style:auto-text-indent="false"/>
      <style:text-properties fo:color="#ff0000" fo:font-size="14pt" fo:font-weight="normal" officeooo:rsid="00190326" officeooo:paragraph-rsid="00190326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margin-left="0cm" fo:margin-right="0cm" fo:line-height="150%" fo:text-indent="1.251cm" style:auto-text-indent="false"/>
      <style:text-properties fo:color="#ff0000" fo:font-size="14pt" fo:font-weight="normal" officeooo:rsid="0022b588" officeooo:paragraph-rsid="0022b588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margin-left="0cm" fo:margin-right="0cm" fo:line-height="150%" fo:text-indent="1.251cm" style:auto-text-indent="false"/>
      <style:text-properties fo:color="#ff0000" fo:font-size="14pt" fo:font-weight="bold" officeooo:rsid="00164efa" officeooo:paragraph-rsid="00164efa" style:font-size-asian="14pt" style:font-weight-asian="bold" style:font-size-complex="14pt" style:font-weight-complex="bold"/>
    </style:style>
    <style:style style:name="P55" style:family="paragraph" style:parent-style-name="Standard">
      <style:paragraph-properties fo:margin-left="0cm" fo:margin-right="0cm" fo:line-height="150%" fo:text-indent="1.251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56" style:family="paragraph" style:parent-style-name="Standard">
      <style:paragraph-properties fo:margin-left="0cm" fo:margin-right="0cm" fo:line-height="150%" fo:text-indent="1.251cm" style:auto-text-indent="false"/>
      <style:text-properties fo:font-size="14pt" fo:font-weight="normal" officeooo:rsid="0016db20" officeooo:paragraph-rsid="0016db20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5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officeooo:paragraph-rsid="0011c17a" style:font-size-asian="14pt" style:font-size-complex="14pt"/>
    </style:style>
    <style:style style:name="P59" style:family="paragraph" style:parent-style-name="Standard">
      <style:paragraph-properties fo:margin-left="0cm" fo:margin-right="0cm" fo:line-height="150%" fo:text-indent="1.251cm" style:auto-text-indent="false"/>
      <style:text-properties fo:color="#000000"/>
    </style:style>
    <style:style style:name="P60" style:family="paragraph" style:parent-style-name="Standard">
      <style:paragraph-properties fo:margin-left="0cm" fo:margin-right="0cm" fo:line-height="150%" fo:text-indent="1.251cm" style:auto-text-indent="false"/>
      <style:text-properties fo:color="#000000" fo:font-size="14pt" fo:font-weight="normal" officeooo:paragraph-rsid="001a3f2d" style:font-size-asian="14pt" style:font-weight-asian="normal" style:font-size-complex="14pt" style:font-weight-complex="normal"/>
    </style:style>
    <style:style style:name="P61" style:family="paragraph" style:parent-style-name="Standard">
      <style:paragraph-properties fo:margin-left="0cm" fo:margin-right="0cm" fo:line-height="150%" fo:text-indent="1.251cm" style:auto-text-indent="false"/>
      <style:text-properties fo:color="#000000" fo:font-size="14pt" fo:font-weight="normal" officeooo:rsid="001a3f2d" officeooo:paragraph-rsid="001b854c" style:font-size-asian="14pt" style:font-weight-asian="normal" style:font-size-complex="14pt" style:font-weight-complex="normal"/>
    </style:style>
    <style:style style:name="P62" style:family="paragraph" style:parent-style-name="Standard">
      <style:paragraph-properties fo:margin-left="0cm" fo:margin-right="0cm" fo:line-height="150%" fo:text-indent="1.251cm" style:auto-text-indent="false"/>
      <style:text-properties fo:color="#000000" fo:font-size="14pt" fo:font-weight="normal" officeooo:rsid="001a3f2d" officeooo:paragraph-rsid="001a3f2d" style:font-size-asian="14pt" style:font-weight-asian="normal" style:font-size-complex="14pt" style:font-weight-complex="normal"/>
    </style:style>
    <style:style style:name="P63" style:family="paragraph" style:parent-style-name="Standard">
      <style:paragraph-properties fo:margin-left="0cm" fo:margin-right="0cm" fo:line-height="150%" fo:text-indent="1.251cm" style:auto-text-indent="false"/>
      <style:text-properties fo:color="#000000" fo:font-size="14pt" fo:font-weight="normal" officeooo:rsid="00190326" officeooo:paragraph-rsid="001c7333" style:font-size-asian="14pt" style:font-weight-asian="normal" style:font-size-complex="14pt" style:font-weight-complex="normal"/>
    </style:style>
    <style:style style:name="P64" style:family="paragraph" style:parent-style-name="Standard">
      <style:paragraph-properties fo:margin-left="0cm" fo:margin-right="0cm" fo:line-height="150%" fo:text-indent="1.251cm" style:auto-text-indent="false"/>
      <style:text-properties fo:color="#000000" fo:font-size="14pt" fo:font-weight="normal" officeooo:rsid="00190326" officeooo:paragraph-rsid="00190326" style:font-size-asian="14pt" style:font-weight-asian="normal" style:font-size-complex="14pt" style:font-weight-complex="normal"/>
    </style:style>
    <style:style style:name="P65" style:family="paragraph" style:parent-style-name="Standard">
      <style:paragraph-properties fo:margin-left="0cm" fo:margin-right="0cm" fo:line-height="150%" fo:text-indent="1.251cm" style:auto-text-indent="false"/>
      <style:text-properties fo:color="#000000" fo:font-size="14pt" fo:font-weight="normal" officeooo:rsid="00164efa" officeooo:paragraph-rsid="00164efa" style:font-size-asian="14pt" style:font-weight-asian="normal" style:font-size-complex="14pt" style:font-weight-complex="normal"/>
    </style:style>
    <style:style style:name="P66" style:family="paragraph" style:parent-style-name="Standard">
      <style:paragraph-properties fo:margin-left="0cm" fo:margin-right="0cm" fo:line-height="150%" fo:text-indent="1.251cm" style:auto-text-indent="false"/>
      <style:text-properties fo:color="#000000" fo:font-size="14pt" fo:font-weight="normal" officeooo:rsid="00168166" officeooo:paragraph-rsid="00168166" style:font-size-asian="14pt" style:font-weight-asian="normal" style:font-size-complex="14pt" style:font-weight-complex="normal"/>
    </style:style>
    <style:style style:name="P67" style:family="paragraph" style:parent-style-name="Standard">
      <style:paragraph-properties fo:margin-left="0cm" fo:margin-right="0cm" fo:line-height="150%" fo:text-indent="1.251cm" style:auto-text-indent="false"/>
      <style:text-properties fo:color="#000000" fo:font-size="14pt" fo:font-weight="normal" officeooo:rsid="001b854c" officeooo:paragraph-rsid="001b854c" style:font-size-asian="14pt" style:font-weight-asian="normal" style:font-size-complex="14pt" style:font-weight-complex="normal"/>
    </style:style>
    <style:style style:name="P68" style:family="paragraph" style:parent-style-name="Standard">
      <style:paragraph-properties fo:margin-left="0cm" fo:margin-right="0cm" fo:line-height="150%" fo:text-indent="1.251cm" style:auto-text-indent="false"/>
      <style:text-properties fo:color="#000000" fo:font-size="14pt" fo:font-weight="normal" officeooo:rsid="0021355e" officeooo:paragraph-rsid="0022b588" style:font-size-asian="14pt" style:font-weight-asian="normal" style:font-size-complex="14pt" style:font-weight-complex="normal"/>
    </style:style>
    <style:style style:name="P69" style:family="paragraph" style:parent-style-name="Standard">
      <style:paragraph-properties fo:margin-left="0cm" fo:margin-right="0cm" fo:line-height="150%" fo:text-indent="1.251cm" style:auto-text-indent="false"/>
      <style:text-properties fo:color="#000000" fo:font-size="14pt" fo:font-weight="normal" officeooo:rsid="0022b588" officeooo:paragraph-rsid="0022b588" style:font-size-asian="14pt" style:font-weight-asian="normal" style:font-size-complex="14pt" style:font-weight-complex="normal"/>
    </style:style>
    <style:style style:name="P70" style:family="paragraph" style:parent-style-name="Standard">
      <style:paragraph-properties fo:margin-left="0cm" fo:margin-right="0cm" fo:line-height="150%" fo:text-indent="1.251cm" style:auto-text-indent="false"/>
      <style:text-properties fo:color="#000000" fo:font-size="14pt" fo:font-weight="normal" officeooo:rsid="002333e3" officeooo:paragraph-rsid="002333e3" style:font-size-asian="14pt" style:font-weight-asian="normal" style:font-size-complex="14pt" style:font-weight-complex="normal"/>
    </style:style>
    <style:style style:name="P7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language="en" fo:country="US" officeooo:rsid="0011c17a" officeooo:paragraph-rsid="0011c17a" style:font-size-asian="14pt" style:font-size-complex="14pt"/>
    </style:style>
    <style:style style:name="P72" style:family="paragraph" style:parent-style-name="Standard">
      <style:paragraph-properties fo:margin-left="0cm" fo:margin-right="0cm" fo:line-height="150%" fo:text-indent="1.251cm" style:auto-text-indent="false"/>
      <style:text-properties fo:color="#000000" fo:font-size="14pt" fo:font-weight="bold" style:font-size-asian="14pt" style:font-weight-asian="bold" style:font-size-complex="14pt" style:font-weight-complex="bold"/>
    </style:style>
    <style:style style:name="P73" style:family="paragraph" style:parent-style-name="Standard">
      <style:paragraph-properties fo:margin-left="0cm" fo:margin-right="0cm" fo:line-height="150%" fo:text-indent="1.251cm" style:auto-text-indent="false"/>
      <style:text-properties fo:color="#000000" fo:font-size="14pt" fo:font-weight="bold" officeooo:rsid="00164efa" officeooo:paragraph-rsid="00164efa" style:font-size-asian="14pt" style:font-weight-asian="bold" style:font-size-complex="14pt" style:font-weight-complex="bold"/>
    </style:style>
    <style:style style:name="P74" style:family="paragraph" style:parent-style-name="Standard">
      <style:paragraph-properties fo:margin-left="0cm" fo:margin-right="0cm" fo:line-height="150%" fo:text-indent="1.251cm" style:auto-text-indent="false"/>
      <style:text-properties fo:color="#000000" fo:font-size="14pt" fo:font-weight="bold" officeooo:rsid="00168166" officeooo:paragraph-rsid="00168166" style:font-size-asian="14pt" style:font-weight-asian="bold" style:font-size-complex="14pt" style:font-weight-complex="bold"/>
    </style:style>
    <style:style style:name="P75" style:family="paragraph" style:parent-style-name="Standard">
      <style:paragraph-properties fo:margin-left="0cm" fo:margin-right="0cm" fo:line-height="150%" fo:text-indent="1.251cm" style:auto-text-indent="false"/>
      <style:text-properties fo:color="#000000" fo:font-size="14pt" fo:font-weight="bold" officeooo:rsid="00190326" officeooo:paragraph-rsid="00190326" style:font-size-asian="14pt" style:font-weight-asian="bold" style:font-size-complex="14pt" style:font-weight-complex="bold"/>
    </style:style>
    <style:style style:name="P76" style:family="paragraph" style:parent-style-name="Standard">
      <style:paragraph-properties fo:margin-left="0cm" fo:margin-right="0cm" fo:line-height="150%" fo:text-indent="1.251cm" style:auto-text-indent="false"/>
      <style:text-properties fo:color="#000000" fo:font-weight="normal" officeooo:rsid="00164efa" officeooo:paragraph-rsid="00164efa" style:font-weight-asian="normal" style:font-weight-complex="normal"/>
    </style:style>
    <style:style style:name="P77" style:family="paragraph" style:parent-style-name="Standard">
      <style:paragraph-properties fo:margin-left="0cm" fo:margin-right="0cm" fo:line-height="150%" fo:text-indent="1.251cm" style:auto-text-indent="false"/>
      <style:text-properties fo:color="#000000" fo:font-weight="normal" officeooo:rsid="00168166" officeooo:paragraph-rsid="0016a230" style:font-weight-asian="normal" style:font-weight-complex="normal"/>
    </style:style>
    <style:style style:name="P78" style:family="paragraph" style:parent-style-name="Standard">
      <style:paragraph-properties fo:margin-left="0cm" fo:margin-right="0cm" fo:line-height="150%" fo:text-indent="1.251cm" style:auto-text-indent="false"/>
      <style:text-properties fo:color="#000000" fo:font-weight="normal" officeooo:rsid="0016db20" officeooo:paragraph-rsid="0016db20" style:font-weight-asian="normal" style:font-weight-complex="normal"/>
    </style:style>
    <style:style style:name="P79" style:family="paragraph" style:parent-style-name="Standard">
      <style:paragraph-properties fo:margin-left="0cm" fo:margin-right="0cm" fo:line-height="150%" fo:text-indent="1.251cm" style:auto-text-indent="false"/>
      <style:text-properties fo:color="#000000" fo:font-weight="normal" officeooo:rsid="00190326" officeooo:paragraph-rsid="00190326" style:font-weight-asian="normal" style:font-weight-complex="normal"/>
    </style:style>
    <style:style style:name="P80" style:family="paragraph" style:parent-style-name="Standard">
      <style:paragraph-properties fo:margin-left="0cm" fo:margin-right="0cm" fo:line-height="150%" fo:text-indent="1.251cm" style:auto-text-indent="false"/>
      <style:text-properties fo:color="#000000" fo:font-weight="normal" officeooo:rsid="00190326" officeooo:paragraph-rsid="001a3f2d" style:font-weight-asian="normal" style:font-weight-complex="normal"/>
    </style:style>
    <style:style style:name="P81" style:family="paragraph" style:parent-style-name="Standard">
      <style:paragraph-properties fo:margin-left="0cm" fo:margin-right="0cm" fo:line-height="150%" fo:text-indent="1.251cm" style:auto-text-indent="false"/>
      <style:text-properties fo:color="#000000" fo:font-weight="normal" officeooo:rsid="00190326" officeooo:paragraph-rsid="001b854c" style:font-weight-asian="normal" style:font-weight-complex="normal"/>
    </style:style>
    <style:style style:name="P82" style:family="paragraph" style:parent-style-name="Standard">
      <style:paragraph-properties fo:margin-left="0cm" fo:margin-right="0cm" fo:line-height="150%" fo:text-indent="1.251cm" style:auto-text-indent="false"/>
      <style:text-properties fo:color="#000000" fo:font-weight="normal" officeooo:rsid="001a3f2d" officeooo:paragraph-rsid="001a3f2d" style:font-weight-asian="normal" style:font-weight-complex="normal"/>
    </style:style>
    <style:style style:name="P83" style:family="paragraph" style:parent-style-name="Standard">
      <style:paragraph-properties fo:margin-left="0cm" fo:margin-right="0cm" fo:line-height="150%" fo:text-indent="1.251cm" style:auto-text-indent="false"/>
      <style:text-properties fo:color="#000000" fo:font-weight="normal" officeooo:rsid="001a3f2d" officeooo:paragraph-rsid="001b854c" style:font-weight-asian="normal" style:font-weight-complex="normal"/>
    </style:style>
    <style:style style:name="P84" style:family="paragraph" style:parent-style-name="Standard">
      <style:paragraph-properties fo:margin-left="0cm" fo:margin-right="0cm" fo:line-height="150%" fo:text-indent="1.251cm" style:auto-text-indent="false"/>
      <style:text-properties fo:color="#000000" fo:font-weight="bold" officeooo:rsid="00190326" officeooo:paragraph-rsid="00190326" style:font-weight-asian="bold" style:font-weight-complex="bold"/>
    </style:style>
    <style:style style:name="P85" style:family="paragraph" style:parent-style-name="Standard">
      <style:paragraph-properties fo:margin-left="0cm" fo:margin-right="0cm" fo:line-height="150%" fo:text-indent="1.251cm" style:auto-text-indent="false"/>
      <style:text-properties fo:color="#000000" style:font-name="Times New Roman" fo:font-size="14pt" fo:language="ru" fo:country="RU" fo:font-weight="bold" officeooo:rsid="00164efa" officeooo:paragraph-rsid="00164efa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86" style:family="paragraph" style:parent-style-name="Standard">
      <loext:graphic-properties draw:fill="solid" draw:fill-color="#ffffff"/>
      <style:paragraph-properties fo:margin-left="0cm" fo:margin-right="0cm" fo:margin-top="0.265cm" fo:margin-bottom="0.265cm" loext:contextual-spacing="false" fo:line-height="150%" fo:text-align="justify" style:justify-single-word="false" fo:text-indent="1.251cm" style:auto-text-indent="false" fo:background-color="#ffffff"/>
      <style:text-properties officeooo:paragraph-rsid="0011c17a"/>
    </style:style>
    <style:style style:name="P87" style:family="paragraph" style:parent-style-name="Standard">
      <loext:graphic-properties draw:fill="solid" draw:fill-color="#ffffff"/>
      <style:paragraph-properties fo:margin-left="0cm" fo:margin-right="0cm" fo:margin-top="0.265cm" fo:margin-bottom="0.265cm" loext:contextual-spacing="false" fo:line-height="150%" fo:text-align="justify" style:justify-single-word="false" fo:text-indent="1.251cm" style:auto-text-indent="false" fo:background-color="#ffffff"/>
      <style:text-properties officeooo:paragraph-rsid="00137a66"/>
    </style:style>
    <style:style style:name="P88" style:family="paragraph" style:parent-style-name="Standard">
      <loext:graphic-properties draw:fill="solid" draw:fill-color="#ffffff"/>
      <style:paragraph-properties fo:margin-left="0cm" fo:margin-right="0cm" fo:margin-top="0.265cm" fo:margin-bottom="0.265cm" loext:contextual-spacing="false" fo:line-height="150%" fo:text-align="justify" style:justify-single-word="false" fo:text-indent="1.251cm" style:auto-text-indent="false" fo:background-color="#ffffff"/>
      <style:text-properties officeooo:paragraph-rsid="0014924e"/>
    </style:style>
    <style:style style:name="P89" style:family="paragraph" style:parent-style-name="Standard">
      <loext:graphic-properties draw:fill="solid" draw:fill-color="#ffffff"/>
      <style:paragraph-properties fo:margin-left="0cm" fo:margin-right="0cm" fo:margin-top="0.265cm" fo:margin-bottom="0.265cm" loext:contextual-spacing="false" fo:line-height="150%" fo:text-align="justify" style:justify-single-word="false" fo:text-indent="1.251cm" style:auto-text-indent="false" fo:background-color="#ffffff"/>
      <style:text-properties officeooo:rsid="00137a66" officeooo:paragraph-rsid="00137a66"/>
    </style:style>
    <style:style style:name="P90" style:family="paragraph" style:parent-style-name="Standard">
      <loext:graphic-properties draw:fill="solid" draw:fill-color="#ffffff"/>
      <style:paragraph-properties fo:margin-left="0cm" fo:margin-right="0cm" fo:margin-top="0.265cm" fo:margin-bottom="0.265cm" loext:contextual-spacing="false" fo:line-height="150%" fo:text-align="justify" style:justify-single-word="false" fo:text-indent="1.251cm" style:auto-text-indent="false" fo:background-color="#ffffff"/>
      <style:text-properties fo:font-size="14pt" officeooo:rsid="0014924e" officeooo:paragraph-rsid="0014924e" style:font-size-asian="14pt" style:font-size-complex="14pt"/>
    </style:style>
    <style:style style:name="P91" style:family="paragraph" style:parent-style-name="Times14_5f_РИО2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officeooo:paragraph-rsid="0010a7e4" style:font-size-asian="14pt" style:font-size-complex="14pt"/>
    </style:style>
    <style:style style:name="P92" style:family="paragraph" style:parent-style-name="Times14_5f_РИО2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officeooo:paragraph-rsid="0011c17a" style:font-size-asian="14pt" style:font-size-complex="14pt"/>
    </style:style>
    <style:style style:name="P93" style:family="paragraph" style:parent-style-name="Times14_5f_РИО2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language="en" fo:country="US" officeooo:rsid="0011c17a" officeooo:paragraph-rsid="0011c17a" style:font-size-asian="14pt" style:font-size-complex="14pt"/>
    </style:style>
    <style:style style:name="P94" style:family="paragraph" style:parent-style-name="Times14_5f_РИО2">
      <style:paragraph-properties fo:margin-left="0cm" fo:margin-right="0cm" fo:line-height="150%" fo:text-align="justify" style:justify-single-word="false" fo:text-indent="1.251cm" style:auto-text-indent="false"/>
      <style:text-properties fo:color="#ff0000" fo:font-size="14pt" officeooo:paragraph-rsid="0011c17a" style:font-size-asian="14pt" style:font-size-complex="14pt"/>
    </style:style>
    <style:style style:name="P95" style:family="paragraph" style:parent-style-name="Standard">
      <style:paragraph-properties fo:margin-left="0cm" fo:margin-right="0cm" fo:line-height="150%" fo:text-indent="0.25cm" style:auto-text-indent="false"/>
      <style:text-properties fo:font-size="14pt" style:font-size-asian="14pt" style:font-size-complex="14pt" style:font-weight-complex="bold"/>
    </style:style>
    <style:style style:name="P96" style:family="paragraph" style:parent-style-name="Standard">
      <style:paragraph-properties fo:margin-left="0cm" fo:margin-right="0cm" fo:line-height="150%" fo:text-indent="0.25cm" style:auto-text-indent="false"/>
      <style:text-properties fo:font-size="14pt" fo:language="en" fo:country="US" style:font-size-asian="14pt" style:font-size-complex="14pt" style:font-weight-complex="bold"/>
    </style:style>
    <style:style style:name="P97" style:family="paragraph" style:parent-style-name="Standard">
      <style:paragraph-properties fo:margin-left="0cm" fo:margin-right="0cm" fo:line-height="150%" fo:text-indent="0cm" style:auto-text-indent="false"/>
      <style:text-properties fo:font-size="14pt" style:font-size-asian="14pt" style:font-size-complex="14pt" style:font-weight-complex="bold"/>
    </style:style>
    <style:style style:name="P98" style:family="paragraph" style:parent-style-name="Standard">
      <style:paragraph-properties fo:margin-left="0cm" fo:margin-right="0cm" fo:line-height="150%" fo:text-indent="0cm" style:auto-text-indent="false"/>
      <style:text-properties fo:color="#000000" fo:font-size="14pt" fo:font-weight="normal" officeooo:rsid="001a3f2d" officeooo:paragraph-rsid="001a3f2d" style:font-size-asian="14pt" style:font-weight-asian="normal" style:font-size-complex="14pt" style:font-weight-complex="normal"/>
    </style:style>
    <style:style style:name="P99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100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T1" style:family="text">
      <style:text-properties fo:text-transform="uppercase" fo:font-size="14pt" fo:font-weight="bold" style:font-size-asian="14pt" style:font-weight-asian="bold" style:font-size-complex="14pt"/>
    </style:style>
    <style:style style:name="T2" style:family="text">
      <style:text-properties fo:text-transform="uppercase" style:font-size-complex="14pt"/>
    </style:style>
    <style:style style:name="T3" style:family="text">
      <style:text-properties fo:text-transform="uppercase" fo:color="#ff0000" fo:font-size="14pt" fo:font-weight="bold" style:font-size-asian="14pt" style:font-weight-asian="bold" style:font-size-complex="14pt" style:font-weight-complex="bold"/>
    </style:style>
    <style:style style:name="T4" style:family="text">
      <style:text-properties fo:text-transform="uppercase" fo:color="#ff0000" fo:font-size="14pt" fo:font-style="italic" fo:font-weight="bold" style:font-size-asian="14pt" style:font-style-asian="italic" style:font-weight-asian="bold" style:font-size-complex="14pt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style:font-size-asian="14pt" style:font-size-complex="14pt" style:font-weight-complex="bold"/>
    </style:style>
    <style:style style:name="T9" style:family="text">
      <style:text-properties fo:font-size="14pt" officeooo:rsid="0010a7e4" style:font-size-asian="14pt" style:font-size-complex="14pt"/>
    </style:style>
    <style:style style:name="T10" style:family="text">
      <style:text-properties fo:font-size="14pt" officeooo:rsid="0011c17a" style:font-size-asian="14pt" style:font-size-complex="14pt"/>
    </style:style>
    <style:style style:name="T11" style:family="text">
      <style:text-properties fo:font-size="14pt" officeooo:rsid="00137a66" style:font-size-asian="14pt" style:font-size-complex="14pt"/>
    </style:style>
    <style:style style:name="T12" style:family="text">
      <style:text-properties fo:font-size="14pt" officeooo:rsid="0014924e" style:font-size-asian="14pt" style:font-size-complex="14pt"/>
    </style:style>
    <style:style style:name="T13" style:family="text">
      <style:text-properties fo:font-size="14pt" officeooo:rsid="0016a230" style:font-size-asian="14pt" style:font-size-complex="14pt"/>
    </style:style>
    <style:style style:name="T14" style:family="text">
      <style:text-properties fo:font-size="14pt" officeooo:rsid="001a3f2d" style:font-size-asian="14pt" style:font-size-complex="14pt"/>
    </style:style>
    <style:style style:name="T15" style:family="text">
      <style:text-properties fo:font-size="14pt" officeooo:rsid="001b854c" style:font-size-asian="14pt" style:font-size-complex="14pt"/>
    </style:style>
    <style:style style:name="T16" style:family="text">
      <style:text-properties fo:font-size="14pt" fo:language="en" fo:country="US" style:font-size-asian="14pt" style:font-size-complex="14pt"/>
    </style:style>
    <style:style style:name="T17" style:family="text">
      <style:text-properties fo:font-size="14pt" fo:language="en" fo:country="US" style:font-size-asian="14pt" style:font-size-complex="14pt" style:font-weight-complex="bold"/>
    </style:style>
    <style:style style:name="T18" style:family="text">
      <style:text-properties fo:font-size="14pt" fo:language="en" fo:country="US" officeooo:rsid="0016db20" style:font-size-asian="14pt" style:font-size-complex="14pt"/>
    </style:style>
    <style:style style:name="T19" style:family="text">
      <style:text-properties fo:font-size="14pt" fo:language="en" fo:country="US" officeooo:rsid="00174f0a" style:font-size-asian="14pt" style:font-size-complex="14pt"/>
    </style:style>
    <style:style style:name="T20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21" style:family="text">
      <style:text-properties fo:font-size="14pt" fo:language="en" fo:country="US" fo:font-weight="bold" officeooo:rsid="0016db20" style:font-size-asian="14pt" style:font-weight-asian="bold" style:font-size-complex="14pt" style:font-weight-complex="bold"/>
    </style:style>
    <style:style style:name="T22" style:family="text">
      <style:text-properties fo:font-size="14pt" fo:font-style="italic" officeooo:rsid="0011c17a" style:font-size-asian="14pt" style:font-style-asian="italic" style:font-size-complex="14pt" style:font-style-complex="italic"/>
    </style:style>
    <style:style style:name="T23" style:family="text">
      <style:text-properties fo:font-size="14pt" fo:font-style="italic" officeooo:rsid="0014924e" style:font-size-asian="14pt" style:font-style-asian="italic" style:font-size-complex="14pt" style:font-style-complex="italic"/>
    </style:style>
    <style:style style:name="T24" style:family="text">
      <style:text-properties fo:font-variant="normal" fo:text-transform="none" fo:color="#000000" fo:font-size="14pt" style:font-size-asian="14pt" style:font-size-complex="14pt"/>
    </style:style>
    <style:style style:name="T25" style:family="text">
      <style:text-properties fo:font-variant="normal" fo:text-transform="none" fo:color="#000000" fo:font-size="14pt" officeooo:rsid="0010a7e4" style:font-size-asian="14pt" style:font-size-complex="14pt"/>
    </style:style>
    <style:style style:name="T26" style:family="text">
      <style:text-properties fo:font-variant="normal" fo:text-transform="none" fo:color="#000000" fo:font-size="14pt" fo:font-weight="normal" officeooo:rsid="0010a7e4" style:font-size-asian="14pt" style:font-weight-asian="normal" style:font-size-complex="14pt" style:font-weight-complex="normal"/>
    </style:style>
    <style:style style:name="T27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28" style:family="text">
      <style:text-properties fo:color="#ff0000" fo:font-size="14pt" fo:font-style="italic" fo:font-weight="bold" style:font-size-asian="14pt" style:font-style-asian="italic" style:font-weight-asian="bold" style:font-size-complex="14pt"/>
    </style:style>
    <style:style style:name="T29" style:family="text">
      <style:text-properties fo:language="en" fo:country="US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011c17a" style:font-style-asian="italic" style:font-style-complex="italic"/>
    </style:style>
    <style:style style:name="T32" style:family="text">
      <style:text-properties officeooo:rsid="0010a7e4"/>
    </style:style>
    <style:style style:name="T33" style:family="text">
      <style:text-properties fo:color="#000000" fo:font-size="14pt" style:font-size-asian="14pt" style:font-size-complex="14pt"/>
    </style:style>
    <style:style style:name="T34" style:family="text">
      <style:text-properties fo:language="ru" fo:country="RU"/>
    </style:style>
    <style:style style:name="T35" style:family="text">
      <style:text-properties fo:language="ru" fo:country="RU" officeooo:rsid="0010a7e4"/>
    </style:style>
    <style:style style:name="T36" style:family="text">
      <style:text-properties fo:language="ru" fo:country="RU" officeooo:rsid="0011c17a"/>
    </style:style>
    <style:style style:name="T37" style:family="text">
      <style:text-properties officeooo:rsid="0011c17a"/>
    </style:style>
    <style:style style:name="T38" style:family="text">
      <style:text-properties officeooo:rsid="00168166"/>
    </style:style>
    <style:style style:name="T39" style:family="text">
      <style:text-properties officeooo:rsid="00174f0a"/>
    </style:style>
    <style:style style:name="T40" style:family="text">
      <style:text-properties officeooo:rsid="001a3f2d"/>
    </style:style>
    <style:style style:name="T41" style:family="text">
      <style:text-properties officeooo:rsid="001b854c"/>
    </style:style>
    <style:style style:name="T42" style:family="text">
      <style:text-properties officeooo:rsid="001e51d8"/>
    </style:style>
    <style:style style:name="T43" style:family="text">
      <style:text-properties officeooo:rsid="0021355e"/>
    </style:style>
    <style:style style:name="T44" style:family="text">
      <style:text-properties officeooo:rsid="002333e3"/>
    </style:style>
    <style:style style:name="T45" style:family="text">
      <style:text-properties officeooo:rsid="00245723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officeooo:rsid="00245723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0">МИНОБРНАУКИ РОССИИ</text:p>
      <text:p text:style-name="P6">Санкт-Петербургский государственный</text:p>
      <text:p text:style-name="P6">электротехнический университет </text:p>
      <text:p text:style-name="P6">«ЛЭТИ» им. В.И. Ульянова (Ленина)</text:p>
      <text:p text:style-name="P11">Кафедра МО ЭВМ</text:p>
      <text:p text:style-name="P11"/>
      <text:p text:style-name="P14"/>
      <text:p text:style-name="P14"/>
      <text:p text:style-name="P14"/>
      <text:p text:style-name="P14"/>
      <text:p text:style-name="P14"/>
      <text:p text:style-name="P99"><text:span text:style-name="Название_20_книги"><text:span text:style-name="T2">отчет</text:span></text:span></text:p>
      <text:p text:style-name="P11">по учебной практике</text:p>
      <text:p text:style-name="P3"><text:span text:style-name="Название_20_книги"><text:span text:style-name="T24">Тема: </text:span></text:span><text:span text:style-name="Название_20_книги"><text:span text:style-name="T25">Визуализация алгоритма построения МОД Борувки на языке java</text:span></text:span></text:p>
      <text:p text:style-name="P14"/>
      <text:p text:style-name="P14"/>
      <text:p text:style-name="P14"/>
      <text:p text:style-name="P14"/>
      <text:p text:style-name="P14"/>
      <text:p text:style-name="P3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9"><text:span text:style-name="T7">Студентка гр. </text:span><text:span text:style-name="T16">7</text:span><text:span text:style-name="T7">3</text:span><text:span text:style-name="T9">82</text:span></text:p>
          </table:table-cell>
          <table:table-cell table:style-name="Таблица1.B1" office:value-type="string">
            <text:p text:style-name="P32"/>
          </table:table-cell>
          <table:table-cell table:style-name="Таблица1.A1" office:value-type="string">
            <text:p text:style-name="P33"><text:s/>Дерябина П.С.</text:p>
          </table:table-cell>
        </table:table-row>
        <table:table-row table:style-name="Таблица1.1">
          <table:table-cell table:style-name="Таблица1.A1" office:value-type="string">
            <text:p text:style-name="P29"><text:span text:style-name="T7">Студентка гр. </text:span><text:span text:style-name="T16">7</text:span><text:span text:style-name="T7">3</text:span><text:span text:style-name="T9">82</text:span></text:p>
          </table:table-cell>
          <table:table-cell table:style-name="Таблица1.B2" office:value-type="string">
            <text:p text:style-name="P32"/>
          </table:table-cell>
          <table:table-cell table:style-name="Таблица1.A1" office:value-type="string">
            <text:p text:style-name="P33">Головина Е.С.</text:p>
          </table:table-cell>
        </table:table-row>
        <table:table-row table:style-name="Таблица1.1">
          <table:table-cell table:style-name="Таблица1.A1" office:value-type="string">
            <text:p text:style-name="P29"><text:span text:style-name="T7">Студент гр. </text:span><text:span text:style-name="T16">7</text:span><text:span text:style-name="T7">3</text:span><text:span text:style-name="T9">82</text:span></text:p>
          </table:table-cell>
          <table:table-cell table:style-name="Таблица1.B2" office:value-type="string">
            <text:p text:style-name="P32"/>
          </table:table-cell>
          <table:table-cell table:style-name="Таблица1.A1" office:value-type="string">
            <text:p text:style-name="P33">Чигалейсик А.</text:p>
          </table:table-cell>
        </table:table-row>
        <table:table-row table:style-name="Таблица1.1">
          <table:table-cell table:style-name="Таблица1.A1" office:value-type="string">
            <text:p text:style-name="P30">Руководитель</text:p>
          </table:table-cell>
          <table:table-cell table:style-name="Таблица1.B2" office:value-type="string">
            <text:p text:style-name="P32"/>
          </table:table-cell>
          <table:table-cell table:style-name="Таблица1.A1" office:value-type="string">
            <text:p text:style-name="P33">Жангиров Т.Р.</text:p>
          </table:table-cell>
        </table:table-row>
      </table:table>
      <text:p text:style-name="P34"/>
      <text:p text:style-name="P16"/>
      <text:p text:style-name="P16">Санкт-Петербург</text:p>
      <text:p text:style-name="P3"><text:span text:style-name="T8">201</text:span><text:span text:style-name="T17">9</text:span></text:p>
      <text:p text:style-name="P43">ЗАДАНИЕ</text:p>
      <text:p text:style-name="P6">на учебную практику</text:p>
      <text:p text:style-name="P6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table:number-columns-spanned="3" office:value-type="string">
            <text:p text:style-name="P40"><text:span text:style-name="T7">Студентка </text:span><text:span text:style-name="T9">Дерябина П.С.</text:span><text:span text:style-name="T7"> группы 73</text:span><text:span text:style-name="T9">82</text:span></text:p>
          </table:table-cell>
          <table:covered-table-cell/>
          <table:covered-table-cell/>
        </table:table-row>
        <table:table-row table:style-name="Таблица2.1">
          <table:table-cell table:style-name="Таблица2.A1" table:number-columns-spanned="3" office:value-type="string">
            <text:p text:style-name="P40"><text:span text:style-name="T7">Студентка </text:span><text:span text:style-name="T9">Головина Е.С,</text:span><text:span text:style-name="T7"> группы 73</text:span><text:span text:style-name="T9">82</text:span></text:p>
          </table:table-cell>
          <table:covered-table-cell/>
          <table:covered-table-cell/>
        </table:table-row>
        <table:table-row table:style-name="Таблица2.3">
          <table:table-cell table:style-name="Таблица2.A1" table:number-columns-spanned="3" office:value-type="string">
            <text:p text:style-name="P40"><text:span text:style-name="T7">Студент </text:span><text:span text:style-name="T9">Чигалейчик А.</text:span><text:span text:style-name="T7"> группы 73</text:span><text:span text:style-name="T9">82</text:span></text:p>
            <text:p text:style-name="P4"><text:span text:style-name="T33">Тема практики: </text:span><text:span text:style-name="Название_20_книги"><text:span text:style-name="T26">Визуализация алгоритма построения МОД Борувки на языке java</text:span></text:span></text:p>
            <text:p text:style-name="P35"/>
          </table:table-cell>
          <table:covered-table-cell/>
          <table:covered-table-cell/>
        </table:table-row>
        <table:table-row table:style-name="Таблица2.4">
          <table:table-cell table:style-name="Таблица2.A1" table:number-columns-spanned="3" office:value-type="string">
            <text:p text:style-name="P13">Задание на практику:</text:p>
            <text:p text:style-name="P13">Командная итеративная разработка визуализатора алгоритма на Java с графическим интерфейсом.</text:p>
            <text:p text:style-name="P40"><text:span text:style-name="T7">Алгоритм: </text:span><text:span text:style-name="T9">построения МОД Борувки</text:span><text:span text:style-name="T7">.</text:span></text:p>
          </table:table-cell>
          <table:covered-table-cell/>
          <table:covered-table-cell/>
        </table:table-row>
        <table:table-row table:style-name="Таблица2.5">
          <table:table-cell table:style-name="Таблица2.A1" table:number-columns-spanned="3" office:value-type="string">
            <text:p text:style-name="P2"><text:span text:style-name="T7">Сроки прохождения практики: </text:span><text:span text:style-name="T16">01</text:span><text:span text:style-name="T7">.0</text:span><text:span text:style-name="T16">7</text:span><text:span text:style-name="T7">.2019 – </text:span><text:span text:style-name="T16">14</text:span><text:span text:style-name="T7">.07.201</text:span><text:span text:style-name="T16">9</text:span></text:p>
          </table:table-cell>
          <table:covered-table-cell/>
          <table:covered-table-cell/>
        </table:table-row>
        <table:table-row table:style-name="Таблица2.5">
          <table:table-cell table:style-name="Таблица2.A1" table:number-columns-spanned="3" office:value-type="string">
            <text:p text:style-name="P40"><text:span text:style-name="T7">Дата сдачи отчета: </text:span><text:span text:style-name="T9">14</text:span><text:span text:style-name="T7">.</text:span><text:span text:style-name="T16">07</text:span><text:span text:style-name="T7">.201</text:span><text:span text:style-name="T16">9</text:span></text:p>
          </table:table-cell>
          <table:covered-table-cell/>
          <table:covered-table-cell/>
        </table:table-row>
        <table:table-row table:style-name="Таблица2.5">
          <table:table-cell table:style-name="Таблица2.A1" table:number-columns-spanned="3" office:value-type="string">
            <text:p text:style-name="P40"><text:span text:style-name="T7">Дата защиты отчета: </text:span><text:span text:style-name="T9">14</text:span><text:span text:style-name="T7">.</text:span><text:span text:style-name="T16">07</text:span><text:span text:style-name="T7">.201</text:span><text:span text:style-name="T16">9</text:span></text:p>
          </table:table-cell>
          <table:covered-table-cell/>
          <table:covered-table-cell/>
        </table:table-row>
        <table:table-row table:style-name="Таблица2.8">
          <table:table-cell table:style-name="Таблица2.A1" table:number-columns-spanned="3" office:value-type="string">
            <text:p text:style-name="P36"/>
          </table:table-cell>
          <table:covered-table-cell/>
          <table:covered-table-cell/>
        </table:table-row>
        <table:table-row table:style-name="Таблица2.9">
          <table:table-cell table:style-name="Таблица2.A9" office:value-type="string">
            <text:p text:style-name="P30">Студентка</text:p>
          </table:table-cell>
          <table:table-cell table:style-name="Таблица2.B9" office:value-type="string">
            <text:p text:style-name="P37"/>
          </table:table-cell>
          <table:table-cell table:style-name="Таблица2.A9" office:value-type="string">
            <text:p text:style-name="P33">Дерябина П.С.</text:p>
          </table:table-cell>
        </table:table-row>
        <table:table-row table:style-name="Таблица2.9">
          <table:table-cell table:style-name="Таблица2.A9" office:value-type="string">
            <text:p text:style-name="P30">Студентка</text:p>
          </table:table-cell>
          <table:table-cell table:style-name="Таблица2.B10" office:value-type="string">
            <text:p text:style-name="P32"/>
          </table:table-cell>
          <table:table-cell table:style-name="Таблица2.A9" office:value-type="string">
            <text:p text:style-name="P33">Головина Е.С. </text:p>
          </table:table-cell>
        </table:table-row>
        <table:table-row table:style-name="Таблица2.9">
          <table:table-cell table:style-name="Таблица2.A9" office:value-type="string">
            <text:p text:style-name="P30">Студент</text:p>
          </table:table-cell>
          <table:table-cell table:style-name="Таблица2.B10" office:value-type="string">
            <text:p text:style-name="P32"/>
          </table:table-cell>
          <table:table-cell table:style-name="Таблица2.A9" office:value-type="string">
            <text:p text:style-name="P33">Чигалейчик А.</text:p>
          </table:table-cell>
        </table:table-row>
        <table:table-row table:style-name="Таблица2.9">
          <table:table-cell table:style-name="Таблица2.A9" office:value-type="string">
            <text:p text:style-name="P30">Руководитель</text:p>
          </table:table-cell>
          <table:table-cell table:style-name="Таблица2.B10" office:value-type="string">
            <text:p text:style-name="P32"/>
          </table:table-cell>
          <table:table-cell table:style-name="Таблица2.A9" office:value-type="string">
            <text:p text:style-name="P33">Жангиров Т.Р.</text:p>
          </table:table-cell>
        </table:table-row>
      </table:table>
      <text:p text:style-name="P8"/>
      <text:p text:style-name="P43">Аннотация</text:p>
      <text:p text:style-name="P91">Цель учебной практики – получить практические навыки в визуализации алгоритмов, <text:span text:style-name="T32">в разработке графического интерфейса,</text:span> изучить и получить навыки использования языка программирования <text:span text:style-name="T29">Java</text:span>, получить навыки работы в команде. В работе представлена визуализация алгоритма <text:span text:style-name="T34">построения минимального остовного дерева </text:span><text:span text:style-name="T35">Борувки</text:span><text:span text:style-name="T34">. </text:span><text:span text:style-name="T35">Работа представляет собой </text:span><text:span text:style-name="T36">командную итеративную разработку визуализатора алгоритма на языке программирования java.</text:span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9">Summary</text:p>
      <text:p text:style-name="P9"/>
      <text:p text:style-name="P71">Попозже.</text:p>
      <text:p text:style-name="P25"/>
      <text:p text:style-name="P43">содержание</text:p>
      <text:p text:style-name="P7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17"/>
          </table:table-cell>
          <table:table-cell table:style-name="Таблица3.A1" office:value-type="string">
            <text:p text:style-name="P15">Введение</text:p>
          </table:table-cell>
          <table:table-cell table:style-name="Таблица3.A1" office:value-type="string">
            <text:p text:style-name="P16">5</text:p>
          </table:table-cell>
        </table:table-row>
        <table:table-row table:style-name="Таблица3.1">
          <table:table-cell table:style-name="Таблица3.A1" office:value-type="string">
            <text:p text:style-name="P15">1.</text:p>
          </table:table-cell>
          <table:table-cell table:style-name="Таблица3.A1" office:value-type="string">
            <text:p text:style-name="P39">Требования к программе</text:p>
          </table:table-cell>
          <table:table-cell table:style-name="Таблица3.A1" office:value-type="string">
            <text:p text:style-name="P34">6</text:p>
          </table:table-cell>
        </table:table-row>
        <table:table-row table:style-name="Таблица3.1">
          <table:table-cell table:style-name="Таблица3.A1" office:value-type="string">
            <text:p text:style-name="P95">1.1.</text:p>
          </table:table-cell>
          <table:table-cell table:style-name="Таблица3.A1" office:value-type="string">
            <text:p text:style-name="P39">Исходные требования к программе*</text:p>
          </table:table-cell>
          <table:table-cell table:style-name="Таблица3.A1" office:value-type="string">
            <text:p text:style-name="P38">0</text:p>
          </table:table-cell>
        </table:table-row>
        <table:table-row table:style-name="Таблица3.1">
          <table:table-cell table:style-name="Таблица3.A1" office:value-type="string">
            <text:p text:style-name="P95">1.2.</text:p>
          </table:table-cell>
          <table:table-cell table:style-name="Таблица3.A1" office:value-type="string">
            <text:p text:style-name="P39">Уточнение требований после сдачи прототипа</text:p>
          </table:table-cell>
          <table:table-cell table:style-name="Таблица3.A1" office:value-type="string">
            <text:p text:style-name="P34">0</text:p>
          </table:table-cell>
        </table:table-row>
        <table:table-row table:style-name="Таблица3.1">
          <table:table-cell table:style-name="Таблица3.A1" office:value-type="string">
            <text:p text:style-name="P95">1.3.</text:p>
            <text:p text:style-name="P96">1.4</text:p>
          </table:table-cell>
          <table:table-cell table:style-name="Таблица3.A1" office:value-type="string">
            <text:p text:style-name="P19">Уточнение требований после сдачи 1-ой версии</text:p>
            <text:p text:style-name="P19">Уточнение требований после сдачи 2-ой версии</text:p>
          </table:table-cell>
          <table:table-cell table:style-name="Таблица3.A1" office:value-type="string">
            <text:p text:style-name="P20">0</text:p>
            <text:p text:style-name="P23">0</text:p>
          </table:table-cell>
        </table:table-row>
        <table:table-row table:style-name="Таблица3.1">
          <table:table-cell table:style-name="Таблица3.A1" office:value-type="string">
            <text:p text:style-name="P15">2.</text:p>
          </table:table-cell>
          <table:table-cell table:style-name="Таблица3.A1" office:value-type="string">
            <text:p text:style-name="P15">План разработки и распределение ролей в бригаде</text:p>
          </table:table-cell>
          <table:table-cell table:style-name="Таблица3.A1" office:value-type="string">
            <text:p text:style-name="P23">0</text:p>
          </table:table-cell>
        </table:table-row>
        <table:table-row table:style-name="Таблица3.1">
          <table:table-cell table:style-name="Таблица3.A1" office:value-type="string">
            <text:p text:style-name="P95">2.1.</text:p>
          </table:table-cell>
          <table:table-cell table:style-name="Таблица3.A1" office:value-type="string">
            <text:p text:style-name="P15">План разработки</text:p>
          </table:table-cell>
          <table:table-cell table:style-name="Таблица3.A1" office:value-type="string">
            <text:p text:style-name="P23">0</text:p>
          </table:table-cell>
        </table:table-row>
        <table:table-row table:style-name="Таблица3.1">
          <table:table-cell table:style-name="Таблица3.A1" office:value-type="string">
            <text:p text:style-name="P95">2.2.</text:p>
          </table:table-cell>
          <table:table-cell table:style-name="Таблица3.A1" office:value-type="string">
            <text:p text:style-name="P15">Распределение ролей в бригаде</text:p>
          </table:table-cell>
          <table:table-cell table:style-name="Таблица3.A1" office:value-type="string">
            <text:p text:style-name="P20">0</text:p>
          </table:table-cell>
        </table:table-row>
        <table:table-row table:style-name="Таблица3.1">
          <table:table-cell table:style-name="Таблица3.A1" office:value-type="string">
            <text:p text:style-name="P15">3.</text:p>
          </table:table-cell>
          <table:table-cell table:style-name="Таблица3.A1" office:value-type="string">
            <text:p text:style-name="P19">Особенности реализации</text:p>
          </table:table-cell>
          <table:table-cell table:style-name="Таблица3.A1" office:value-type="string">
            <text:p text:style-name="P23">0</text:p>
          </table:table-cell>
        </table:table-row>
        <table:table-row table:style-name="Таблица3.1">
          <table:table-cell table:style-name="Таблица3.A1" office:value-type="string">
            <text:p text:style-name="P95">3.1.</text:p>
          </table:table-cell>
          <table:table-cell table:style-name="Таблица3.A1" office:value-type="string">
            <text:p text:style-name="P19">Использованные структуры данных</text:p>
          </table:table-cell>
          <table:table-cell table:style-name="Таблица3.A1" office:value-type="string">
            <text:p text:style-name="P23"/>
          </table:table-cell>
        </table:table-row>
        <table:table-row table:style-name="Таблица3.1">
          <table:table-cell table:style-name="Таблица3.A1" office:value-type="string">
            <text:p text:style-name="P97"/>
          </table:table-cell>
          <table:table-cell table:style-name="Таблица3.A1" office:value-type="string">
            <text:p text:style-name="P19"/>
          </table:table-cell>
          <table:table-cell table:style-name="Таблица3.A1" office:value-type="string">
            <text:p text:style-name="P20">0</text:p>
          </table:table-cell>
        </table:table-row>
        <table:table-row table:style-name="Таблица3.1">
          <table:table-cell table:style-name="Таблица3.A1" office:value-type="string">
            <text:p text:style-name="P97"/>
          </table:table-cell>
          <table:table-cell table:style-name="Таблица3.A1" office:value-type="string">
            <text:p text:style-name="P22"/>
          </table:table-cell>
          <table:table-cell table:style-name="Таблица3.A1" office:value-type="string">
            <text:p text:style-name="P20">0</text:p>
          </table:table-cell>
        </table:table-row>
        <table:table-row table:style-name="Таблица3.1">
          <table:table-cell table:style-name="Таблица3.A1" office:value-type="string">
            <text:p text:style-name="P15">4.</text:p>
          </table:table-cell>
          <table:table-cell table:style-name="Таблица3.A1" office:value-type="string">
            <text:p text:style-name="P19">Тестирование</text:p>
          </table:table-cell>
          <table:table-cell table:style-name="Таблица3.A1" office:value-type="string">
            <text:p text:style-name="P20">0</text:p>
          </table:table-cell>
        </table:table-row>
        <table:table-row table:style-name="Таблица3.1">
          <table:table-cell table:style-name="Таблица3.A1" office:value-type="string">
            <text:p text:style-name="P95">4.1</text:p>
          </table:table-cell>
          <table:table-cell table:style-name="Таблица3.A1" office:value-type="string">
            <text:p text:style-name="P19">Тестирование графического интерфейса</text:p>
          </table:table-cell>
          <table:table-cell table:style-name="Таблица3.A1" office:value-type="string">
            <text:p text:style-name="P20">0</text:p>
          </table:table-cell>
        </table:table-row>
        <table:table-row table:style-name="Таблица3.1">
          <table:table-cell table:style-name="Таблица3.A1" office:value-type="string">
            <text:p text:style-name="P95">4.2</text:p>
          </table:table-cell>
          <table:table-cell table:style-name="Таблица3.A1" office:value-type="string">
            <text:p text:style-name="P19">Тестирование кода алгоритма</text:p>
          </table:table-cell>
          <table:table-cell table:style-name="Таблица3.A1" office:value-type="string">
            <text:p text:style-name="P20">0</text:p>
          </table:table-cell>
        </table:table-row>
        <table:table-row table:style-name="Таблица3.1">
          <table:table-cell table:style-name="Таблица3.A1" office:value-type="string">
            <text:p text:style-name="P95">4.3</text:p>
          </table:table-cell>
          <table:table-cell table:style-name="Таблица3.A1" office:value-type="string">
            <text:p text:style-name="P19">…</text:p>
          </table:table-cell>
          <table:table-cell table:style-name="Таблица3.A1" office:value-type="string">
            <text:p text:style-name="P20">0</text:p>
          </table:table-cell>
        </table:table-row>
        <table:table-row table:style-name="Таблица3.1">
          <table:table-cell table:style-name="Таблица3.A1" office:value-type="string">
            <text:p text:style-name="P21"/>
          </table:table-cell>
          <table:table-cell table:style-name="Таблица3.A1" office:value-type="string">
            <text:p text:style-name="P15">Заключение</text:p>
          </table:table-cell>
          <table:table-cell table:style-name="Таблица3.A1" office:value-type="string">
            <text:p text:style-name="P23">0</text:p>
          </table:table-cell>
        </table:table-row>
        <table:table-row table:style-name="Таблица3.1">
          <table:table-cell table:style-name="Таблица3.A1" office:value-type="string">
            <text:p text:style-name="P24"/>
          </table:table-cell>
          <table:table-cell table:style-name="Таблица3.A1" office:value-type="string">
            <text:p text:style-name="P15">Список использованных источников</text:p>
          </table:table-cell>
          <table:table-cell table:style-name="Таблица3.A1" office:value-type="string">
            <text:p text:style-name="P23">0</text:p>
          </table:table-cell>
        </table:table-row>
        <table:table-row table:style-name="Таблица3.1">
          <table:table-cell table:style-name="Таблица3.A1" office:value-type="string">
            <text:p text:style-name="P24"/>
          </table:table-cell>
          <table:table-cell table:style-name="Таблица3.A1" office:value-type="string">
            <text:p text:style-name="P19">Приложение А. Исходный код – только в электронном виде</text:p>
          </table:table-cell>
          <table:table-cell table:style-name="Таблица3.A1" office:value-type="string">
            <text:p text:style-name="P20">0</text:p>
          </table:table-cell>
        </table:table-row>
      </table:table>
      <text:p text:style-name="P12"/>
      <text:p text:style-name="P43">введение</text:p>
      <text:p text:style-name="P92">Цель учебной практики – получить практические навыки в визуализации алгоритмов, <text:span text:style-name="T32">в разработке графического интерфейса,</text:span> изучить и получить навыки использования языка программирования <text:span text:style-name="T29">Java.</text:span></text:p>
      <text:p text:style-name="P93">Задача практики итеративная командная разработка визуализатора алгоритма построения МОД Борувки.</text:p>
      <text:p text:style-name="P89"><text:span text:style-name="T10">П</text:span><text:span text:style-name="T7">римеры применения реализуемого алгоритма:</text:span></text:p>
      <text:p text:style-name="P87"><text:span text:style-name="T11">1. </text:span><text:span text:style-name="T7">Разработка сетей. </text:span><text:span text:style-name="T12">С</text:span><text:span text:style-name="T7">оединении </text:span><text:span text:style-name="Variable"><text:span text:style-name="T7">n</text:span></text:span><text:span text:style-name="T7"> городов в единую телефонную сеть с минимальной суммарной стоимостью соединений.</text:span></text:p>
      <text:p text:style-name="P88"><text:span text:style-name="T12">2. </text:span><text:span text:style-name="T7">Производство печатных плат.</text:span><text:span text:style-name="T12"> По аналогии с сетью: мы хотим соединить </text:span><text:span text:style-name="T23">n </text:span><text:span text:style-name="T12">контактов проводами с минимальной суммарной стоимостью.</text:span></text:p>
      <text:p text:style-name="P90">3. Минимальное остовное дерево может использоваться для визуализации многоаспектных, многомерных данных, например, для отображения их взаимосвязи.</text:p>
      <text:p text:style-name="P90">4. Наука, и в частности биология, используют многомерные данные для группировки объектов, растений, животных. Минимальное остовное дерево позволяет разбивать их на взаимосвязанные классы, четко отслеживая близкие по строению и характеристикам группы.</text:p>
      <text:p text:style-name="P86"><text:span text:style-name="T7">Алгоритм </text:span><text:span text:style-name="T10">Борувки</text:span><text:span text:style-name="T7"> — алгоритм построения минимального остовного дерева взвешенного связного неориентированного графа. </text:span><text:span text:style-name="T10">Алгоритм можно описать слудющим образом: </text:span></text:p>
      <text:p text:style-name="P57">Пусть <text:span text:style-name="T31">T</text:span><text:span text:style-name="T37"> </text:span>подграф графа <text:span text:style-name="T31">G</text:span> Изначально<text:span text:style-name="T30"> </text:span><text:span text:style-name="T31">T</text:span><text:span text:style-name="T37"> </text:span>содержит все вершины из <text:span text:style-name="T31">G</text:span><text:span text:style-name="T37"> </text:span>и не содержит ребер.</text:p>
      <text:p text:style-name="P57">Будем добавлять в <text:span text:style-name="T31">T</text:span><text:span text:style-name="T37"> </text:span>ребра <text:span text:style-name="T37">c</text:span>ледующим образом:</text:p>
      <text:p text:style-name="P58">Пока <text:span text:style-name="T31">T</text:span><text:span text:style-name="T37"> </text:span>не является деревом</text:p>
      <text:p text:style-name="P58"><text:span text:style-name="T37">1. </text:span>Для каждой компоненты связности находим минимальное по весу ребро, которое связывает вершину из данной компоненты с вершиной, не принадлежащей данной компоненте.</text:p>
      <text:p text:style-name="P58"><text:soft-page-break/><text:span text:style-name="T37">2. </text:span>Добавим в <text:span text:style-name="T31">T</text:span><text:span text:style-name="T37"> </text:span>все ребра, которые хотя бы для одной компоненты связности оказались минимальными.</text:p>
      <text:p text:style-name="P46"><text:span text:style-name="T7">Получившийся граф </text:span><text:span text:style-name="T22">T</text:span><text:span text:style-name="T10"> </text:span><text:span text:style-name="T7">является минимальным остовным деревом графа </text:span><text:span text:style-name="T22">G</text:span><text:span text:style-name="T10">.</text:span></text:p>
      <text:p text:style-name="P94"/>
      <text:p text:style-name="P50"/>
      <text:p text:style-name="P44">1. требования к программе</text:p>
      <text:p text:style-name="P7"/>
      <text:p text:style-name="P72">1.1. Исходные Требования к программе</text:p>
      <text:p text:style-name="P85"><text:span text:style-name="T38">1.1.1. </text:span>Требования к исходным данным</text:p>
      <text:p text:style-name="P65">Вершины и ребра иходного графа задаются целыми числами. Есть две возможности загрузить исходный граф в программу: через окно графического интерфейса и через файл.</text:p>
      <text:p text:style-name="P65">Для загрузки графа через файл структура графа должна быть следующей:</text:p>
      <text:p text:style-name="P73">a b c</text:p>
      <text:p text:style-name="P73">d e f</text:p>
      <text:p text:style-name="P73">…</text:p>
      <text:p text:style-name="P76"><text:span text:style-name="T6">a</text:span><text:span text:style-name="T7">, </text:span><text:span text:style-name="T6">b</text:span><text:span text:style-name="T7">, </text:span><text:span text:style-name="T6">c</text:span><text:span text:style-name="T7">, </text:span><text:span text:style-name="T6">d</text:span><text:span text:style-name="T7">, </text:span><text:span text:style-name="T6">e</text:span><text:span text:style-name="T7">, </text:span><text:span text:style-name="T6">f</text:span><text:span text:style-name="T7"> — целые числа, </text:span><text:span text:style-name="T6">a</text:span><text:span text:style-name="T7"> и </text:span><text:span text:style-name="T6">d</text:span><text:span text:style-name="T7"> представляют собой вершины, из которых выходят ребра </text:span><text:span text:style-name="T6">c</text:span><text:span text:style-name="T7"> и </text:span><text:span text:style-name="T6">f</text:span><text:span text:style-name="T7"> соответственно, а входят эти ребра в вершины </text:span><text:span text:style-name="T6">b</text:span><text:span text:style-name="T7"> и </text:span><text:span text:style-name="T6">e</text:span><text:span text:style-name="T7"> соответственно.</text:span></text:p>
      <text:p text:style-name="P65">Для загрузки графа через экран графического интерфейса пользователю необходимо производить клики по специальному полю для ввода графа, формируя тем самым граф.</text:p>
      <text:p text:style-name="P65">Для корректного отображения графа следует руководствоваться правилами: </text:p>
      <text:p text:style-name="P65">Клик по правой кнопке мыши — появляется одна вершина.</text:p>
      <text:p text:style-name="P65">Клик левой кнопкой мыши по двум вершинам подряд — появляется ребро, связующее эти две вершины. Для ребра также появляется специальное окошко, <text:s/>в которое можно ввести вес вершины.</text:p>
      <text:p text:style-name="P66">Двойной клик по <text:span text:style-name="T43">ЛКМ</text:span> — удаление вершины и всех связанных с ней ребер.</text:p>
      <text:p text:style-name="P66"/>
      <text:p text:style-name="P74">1.1.2. Требования к визуализации</text:p>
      <text:p text:style-name="P66">Первым окном, которое видит пользователь при запуске программы — меню, с двумя кнопками: «ввод из файла», «графический ввод». Примитивный вид данного окна представлен на рис. 1.</text:p>
      <text:p text:style-name="P66"><text:soft-page-break/>В случае выбора ввода из файла, появляется окно, в которое нужно вписать название файла с исходными данными, причем файл должен располагаться в той же папке, что и программа.</text:p>
      <text:p text:style-name="P66">В случае выбора графического ввода, появляется окно разделенное тремя полями. Примитивный вид данного окна представлен на рис. 2.</text:p>
      <text:p text:style-name="P66">Сектор 1 является полем, в котором пользователь производит графический ввод графа согласно требованиям п. 1.1.1. В случае если пользователь до этого выбрал ввод из файла, то в этом поле сразу появляется граф, полученный из этого файла.</text:p>
      <text:p text:style-name="P66">Сектор 2 является полем, в котором отображается пошаговая работа алгоритма. Отображение каждого конкретного поля регулируется кнопками из сектора 3.</text:p>
      <text:p text:style-name="P66">Сектор 3 является полем, в котором располагаются функциональные кнопки:</text:p>
      <text:p text:style-name="P77"><text:span text:style-name="T7">«Готово» — </text:span><text:span text:style-name="T13">сигнал программе, что пользователь завершил ввод графа.</text:span></text:p>
      <text:p text:style-name="P77"><text:span text:style-name="T7">«Далее» — </text:span><text:span text:style-name="T13">сигнал программе к переходу отображения следующего шага работы алгоритма.</text:span></text:p>
      <text:p text:style-name="P77"><text:span text:style-name="T7">«Назад» — </text:span><text:span text:style-name="T13">сигнал программе к переходу отображения предыдущего шага работы алгоритма.</text:span></text:p>
      <text:p text:style-name="P77"><text:span text:style-name="T7">«Новый граф» — </text:span><text:span text:style-name="T13">сигнал программе к возврату ее начального состояния, соответствующего рис. 1.</text:span></text:p>
      <text:p text:style-name="P54"/>
      <text:p text:style-name="P59"><text:span text:style-name="T6">1.2. Уточнение требований после</text:span><text:span text:style-name="T20"> </text:span><text:span text:style-name="T21">сдачи прототипа</text:span></text:p>
      <text:p text:style-name="P78"><text:span text:style-name="T18">П</text:span><text:span text:style-name="T16">осле сдачи прототипа 04.07.2019 было отмечено </text:span><text:span text:style-name="T19">отсутствие связи между текущими написанными частями программы, ответственными за реализацию и визуализацию. Было принято решение о создании окончательной uml-диаграммы, по которой далее должна осуществляться разработка.</text:span></text:p>
      <text:p text:style-name="P41"><text:span text:style-name="T5">2</text:span><text:span text:style-name="T1">. План разработки и распределение ролей в бригаде</text:span></text:p>
      <text:p text:style-name="P7"/>
      <text:p text:style-name="P55">2.1. План разработки</text:p>
      <text:p text:style-name="P56">02.07.2019 — 04.07.2019 — разработка спецификации, согласование спецификации с руководителем, <text:span text:style-name="T39">реализация некоторых отдельных частей программы (представление графа, считывание графа графически)</text:span>.</text:p>
      <text:p text:style-name="P56">04.07.2019 — 08.07.2019 — разработка части реализации, ответственной за представление графа и работу алгоритма; разработка графической части визуализации, ответственной за графическое считывание графа.</text:p>
      <text:p text:style-name="P56">08.07.2019 — <text:s/>0?.07.2019 — разработка части реализации, ответственной за считывание графа из файла; <text:s/>разработка графической части визуализации, ответственной за отрисовку шагов алгоритма.</text:p>
      <text:p text:style-name="P55"/>
      <text:p text:style-name="P55">2.2. Распределение ролей в бригаде</text:p>
      <text:p text:style-name="P18">1. Дерябина — реализация.</text:p>
      <text:p text:style-name="P18">2. Головина — визуализация.</text:p>
      <text:p text:style-name="P18">3. Чигалейчик — архитектура.</text:p>
      <text:p text:style-name="P42"><text:span text:style-name="T1">3. </text:span><text:span text:style-name="T3">Особенности реализации</text:span></text:p>
      <text:p text:style-name="P7"/>
      <text:p text:style-name="P47"><text:span text:style-name="T6">3.1. </text:span><text:span text:style-name="T27">Использованные структуры данных</text:span></text:p>
      <text:p text:style-name="P64">Для реализации логики программы были созданы следующий классы:</text:p>
      <text:p text:style-name="P75">1. Vertex — представление одной вершины и всех ее соседей.</text:p>
      <text:p text:style-name="P79"><text:span text:style-name="T15">Содержит</text:span><text:span text:style-name="T7"> поля:</text:span></text:p>
      <text:p text:style-name="P79"><text:span text:style-name="T15">1.1. </text:span><text:span text:style-name="T7">public int v — идентификатор текущей вершины.</text:span></text:p>
      <text:p text:style-name="P79"><text:span text:style-name="T15">1.2. </text:span><text:span text:style-name="T7">public HashMap &lt; Integer, Integer &gt; edge — словарная структура данных, представляет собой список пар ключ-значение. В данном случае ключами являются все вершины-соседи текущей вершины, <text:s/>а знаечниями — ребра, которые связывают текущую вершину с вершиной-ключом.</text:span></text:p>
      <text:p text:style-name="P79"><text:span text:style-name="T15">1.3. </text:span><text:span text:style-name="T7">public boolean equals(Object other) — перегрузка метода класса <text:s/>Object <text:s/>для корректного сравнения.</text:span></text:p>
      <text:p text:style-name="P64"/>
      <text:p text:style-name="P75">2. Edge — представление одного ребра.</text:p>
      <text:p text:style-name="P81"><text:span text:style-name="T15">Содержит</text:span><text:span text:style-name="T7"> поля:</text:span></text:p>
      <text:p text:style-name="P79"><text:span text:style-name="T15">2.1. </text:span><text:span text:style-name="T7">public int v1 — идентификатор вершины, из которой исходит ребро.</text:span></text:p>
      <text:p text:style-name="P79"><text:span text:style-name="T15">2.2. </text:span><text:span text:style-name="T7">public int v2 — идентификатор вершины, в которую входит ребро.</text:span></text:p>
      <text:p text:style-name="P79"><text:span text:style-name="T15">2.3. </text:span><text:span text:style-name="T7">public int weight — вес ребра.</text:span></text:p>
      <text:p text:style-name="P64"/>
      <text:p text:style-name="P67">Содержит методы:</text:p>
      <text:p text:style-name="P79"><text:span text:style-name="T15">2.1. </text:span><text:span text:style-name="T7">public boolean equals(Object other) — перегрузка метода класса <text:s/>Object <text:s/>для корректного сравнения.</text:span></text:p>
      <text:p text:style-name="P79"><text:span text:style-name="T15">2.2. </text:span><text:span text:style-name="T7">public Edge(int v1, int v2, int weight) — простой конструктор.</text:span></text:p>
      <text:p text:style-name="P64"/>
      <text:p text:style-name="P75">3. AbstractGraph — абстрактный граф, предоставляющий интерфейс для использования в программе графа.</text:p>
      <text:p text:style-name="P81"><text:span text:style-name="T15">Содержит</text:span><text:span text:style-name="T7"> </text:span><text:span text:style-name="T15">методы</text:span><text:span text:style-name="T7">:</text:span></text:p>
      <text:p text:style-name="P80"><text:span text:style-name="T15">3.</text:span><text:span text:style-name="T7">1. abstract public void readGraph() <text:s/>— технический метод для чтения графа с консоли.</text:span></text:p>
      <text:p text:style-name="P80"><text:soft-page-break/><text:span text:style-name="T15">3.</text:span><text:span text:style-name="T7">2. abstract public void showGraph() — </text:span><text:span text:style-name="T14">т</text:span><text:span text:style-name="T7">ехнический метод для </text:span><text:span text:style-name="T14">выводы графа в консоль.</text:span></text:p>
      <text:p text:style-name="P82"><text:span text:style-name="T15">3.</text:span><text:span text:style-name="T7">3. abstract public boolean addVertex(int v) — добавление вершины с идентификатором v.</text:span></text:p>
      <text:p text:style-name="P82"><text:span text:style-name="T15">3.</text:span><text:span text:style-name="T7">4. abstract public boolean addEdge(Edge e) — добавление ребра е в граф.</text:span></text:p>
      <text:p text:style-name="P82"><text:span text:style-name="T15">3.</text:span><text:span text:style-name="T7">5. abstract public boolean removeVertex(int v) — удаленияе вершины с идентификатором v.</text:span></text:p>
      <text:p text:style-name="P82"><text:span text:style-name="T15">3.</text:span><text:span text:style-name="T7">6. abstract public boolean removeEdge(Edge e) — удаление ребра е.</text:span></text:p>
      <text:p text:style-name="P82"><text:span text:style-name="T15">3.</text:span><text:span text:style-name="T7">7. abstract public Vertex isExistV(int v) — проверка на существование вершины с идентификатором v. Возвращает вершину типа Vertex или false, если такой вершины не существует.</text:span></text:p>
      <text:p text:style-name="P82"><text:span text:style-name="T15">3.</text:span><text:span text:style-name="T7">8. abstract public Edge isExistE(int v1, int v2) — проверка на существование ребра с вершинами v1 и v2. Возвращает ребро типа Edge <text:s/>или false, если такого ребра не существует.</text:span></text:p>
      <text:p text:style-name="P82"><text:span text:style-name="T15">3.</text:span><text:span text:style-name="T7">9. abstract public void clear() — отчищает граф.</text:span></text:p>
      <text:p text:style-name="P82"><text:span text:style-name="T15">3.</text:span><text:span text:style-name="T7">10. abstract public ArrayList &lt; Integer &gt; getVertexes() — возвращает массив всех вершин графа.</text:span></text:p>
      <text:p text:style-name="P82"><text:span text:style-name="T15">3.</text:span><text:span text:style-name="T7">11. abstract public ArrayList &lt; Edge &gt; getEdges() — возвращает массив всех ребер графа.</text:span></text:p>
      <text:p text:style-name="P52"/>
      <text:p text:style-name="P84"><text:span text:style-name="T7">4. AdjList — </text:span><text:span text:style-name="T14">конкретная реализация графа в виде списка смежности, наследник от AbstractGraph.</text:span></text:p>
      <text:p text:style-name="P83"><text:span text:style-name="T15">Содержит</text:span><text:span text:style-name="T7"> конкретные реализации всех методов класса AbstractGraph и одно поле:</text:span></text:p>
      <text:p text:style-name="P82"><text:span text:style-name="T15">4.1 </text:span><text:span text:style-name="T7">private ArrayList &lt; Vertex &gt; adjList — списко всех вершин и их соседей для каждой из вершины.</text:span></text:p>
      <text:p text:style-name="P62"/>
      <text:p text:style-name="P84"><text:span text:style-name="T7">5. Boruvki — </text:span><text:span text:style-name="T14">класс, реализующий алгоритм поиска МОД Борувки.</text:span></text:p>
      <text:p text:style-name="P83"><text:span text:style-name="T15">Содержит</text:span><text:span text:style-name="T7"> внутренний класс:</text:span></text:p>
      <text:p text:style-name="P82"><text:soft-page-break/><text:span text:style-name="T15">5.</text:span><text:span text:style-name="T7">1. public static class Component — для соответствия каждой вершине ее компоненты связности и миннимального ребра, ведущего из текущей компоненты связности в другую.</text:span></text:p>
      <text:p text:style-name="P98"/>
      <text:p text:style-name="P83"><text:span text:style-name="T15">Содержит</text:span><text:span text:style-name="T7"> поля:</text:span></text:p>
      <text:p text:style-name="P82"><text:span text:style-name="T15">5.</text:span><text:span text:style-name="T7">1. private AbstractGraph adjList — хранение исходного графа.</text:span></text:p>
      <text:p text:style-name="P60"><text:span text:style-name="T41">5.2. </text:span>private AbstractGraph MST <text:span text:style-name="T40">— хранение результирующего графа.</text:span></text:p>
      <text:p text:style-name="P60"><text:span text:style-name="T41">5.3. </text:span>private ArrayList &lt; Component &gt; components <text:span text:style-name="T40">— хранение всех компонент связности.</text:span></text:p>
      <text:p text:style-name="P60"><text:span text:style-name="T41">5.4. </text:span>private ArrayList &lt; Edge &gt; edges <text:span text:style-name="T40">— хранение всех ребер исходного графа.</text:span></text:p>
      <text:p text:style-name="P60"/>
      <text:p text:style-name="P61"><text:span text:style-name="T41">Содержит</text:span> методы</text:p>
      <text:p text:style-name="P60"><text:span text:style-name="T41">5.1. </text:span>public Boruvki(AbstractGraph other) <text:span text:style-name="T40">— конструктор, предоставляющий инициализацию исходному графу adjList.</text:span></text:p>
      <text:p text:style-name="P60"><text:span text:style-name="T41">5.2. </text:span>public ArrayList &lt; AbstractGraph &gt; boruvki() <text:span text:style-name="T40">— реализует алгоритм Борувки. Возвращает массив состояний результирующего графа на всех шагах.</text:span></text:p>
      <text:p text:style-name="P60"><text:span text:style-name="T41">5.3. </text:span>public void oneStep() <text:span text:style-name="T40">— реализует один шаг алгоритма Борувки.</text:span></text:p>
      <text:p text:style-name="P60"><text:span text:style-name="T41">5.4. </text:span>public boolean isMSTReady() <text:span text:style-name="T40">— Возвращает true, если МОД построенно, иначе — false.</text:span></text:p>
      <text:p text:style-name="P60"><text:span text:style-name="T41">5.5. </text:span>public void setMinEdge(int comp, int v1, int v2, int edge) <text:span text:style-name="T40">— устанавливает минимальное ребро (v1, v2, edge) для компоненты связности comp.</text:span></text:p>
      <text:p text:style-name="P60"><text:span text:style-name="T41">5.6. </text:span>public void search(int vert, int comp, ArrayList &lt; Integer &gt; passed) <text:span text:style-name="T40">— поиск в глубину.</text:span></text:p>
      <text:p text:style-name="P60"><text:span text:style-name="T41">5.7. </text:span>public void findComponents() <text:span text:style-name="T40">— поиск компонент связности.</text:span></text:p>
      <text:p text:style-name="P51"/>
      <text:p text:style-name="P51"/>
      <text:p text:style-name="P63">Для <text:span text:style-name="T42">визуализации</text:span> были созданы следующий классы:</text:p>
      <text:p text:style-name="P68"><text:span text:style-name="T46">1. </text:span><text:span text:style-name="T47">class WeightEdge</text:span><text:span text:style-name="T45"> — класс для графического отображения ребра.</text:span></text:p>
      <text:p text:style-name="P69"><text:soft-page-break/>Содержит поля:</text:p>
      <text:p text:style-name="P69">1.1 Ellipse2D vert — вершина, в которую ведет ребро;</text:p>
      <text:p text:style-name="P69">1.2 int weight — вес ребра.</text:p>
      <text:p text:style-name="P69">Конструктор:</text:p>
      <text:p text:style-name="P69">1.3 WeightEdge(Ellipse2D ellipse, int w) — который конструирует ребро по данным вершине и весу.</text:p>
      <text:p text:style-name="P69"/>
      <text:p text:style-name="P69"><text:span text:style-name="T46">2. </text:span><text:span text:style-name="T47">class </text:span><text:span text:style-name="T46">VertexVisual</text:span> — класс для графического отображения вершины.</text:p>
      <text:p text:style-name="P69">Содержит поля:</text:p>
      <text:p text:style-name="P69">2.1 Ellipse2D vertex — вершина;</text:p>
      <text:p text:style-name="P69">2.2 ArrayList&lt;WeightEdge&gt; edges — лист из ребер, которые идут из данной вершины.</text:p>
      <text:p text:style-name="P69">Конструктор:</text:p>
      <text:p text:style-name="P69">2.3 VertexVisual(Ellipse2D ellipse) — конструирует вершину с пустым списком ребер.</text:p>
      <text:p text:style-name="P69"/>
      <text:p text:style-name="P69"><text:span text:style-name="T46">3. public class DrawingPanel extends JPanel</text:span> — класс для рисования графа пользователем наследуется от стандартного класса JPanel.</text:p>
      <text:p text:style-name="P69">Содержит поля:</text:p>
      <text:p text:style-name="P69">3.1 private static int weight — для сохранения веса ребра;</text:p>
      <text:p text:style-name="P69">3.2 VertexVisual current — для хранения выбранной по ЛКМ вершины;</text:p>
      <text:p text:style-name="P69">3.3 VertexVisual temp — для хранения выбранной по 2 щелчку ЛКМ вершины;</text:p>
      <text:p text:style-name="P69">3.4 ArrayList&lt;VertexVisual&gt; verts — для хранения списка созданных вершин;</text:p>
      <text:p text:style-name="P69"/>
      <text:p text:style-name="P69">Методы:</text:p>
      <text:p text:style-name="P69">3.5 DrawingPanel() - конструктор <text:span text:style-name="T44">задает все необходимые параметры панели;</text:span></text:p>
      <text:p text:style-name="P70"><text:soft-page-break/>3.6. protected void paintComponent(Graphics g) — перегруженный метод для отрисовки графических объектов;</text:p>
      <text:p text:style-name="P70">3.7 public VertexVisual find(int x,int y) — проверка, входит ли точка с координатами x,y в уже поставленные вершины;</text:p>
      <text:p text:style-name="P70"/>
      <text:p text:style-name="P70">Внутренний класс:</text:p>
      <text:p text:style-name="P70">3.8 class GraphMouseListener extends MouseAdapter — слушатель мыши, который реагирует на клики ПКМ и ЛКМ.</text:p>
      <text:p text:style-name="P70">Методы:</text:p>
      <text:p text:style-name="P70">3.9 public void mouseClicked(MouseEvent e) - <text:s/>обработка, при нажатии на ПКМ и ЛКМ.</text:p>
      <text:p text:style-name="P53"/>
      <text:p text:style-name="P45"><text:span text:style-name="T6">3.2. </text:span><text:span text:style-name="T27">Второй подраздел третьего раздела</text:span></text:p>
      <text:p text:style-name="P27"/>
      <text:p text:style-name="P10"/>
      <text:p text:style-name="P43">заключение</text:p>
      <text:p text:style-name="P48"/>
      <text:p text:style-name="P49">Кратко подвести итоги, проанализировать соответствие поставленной цели и полученного результата.</text:p>
      <text:p text:style-name="P26"/>
      <text:p text:style-name="P43">список использованных источников</text:p>
      <text:p text:style-name="P5"/>
      <text:p text:style-name="P46"><text:span text:style-name="T28">Ниже представлены примеры библиографического описания, </text:span><text:span text:style-name="T4">В качестве названия источника</text:span><text:span text:style-name="T28"> в примерах приводится вариант, в котором применяется то или иное библиографическое описание.</text:span></text:p>
      <text:p text:style-name="P49">1. Иванов И. И. Книга одного-трех авторов. М.: Издательство, 2010. 000 с.</text:p>
      <text:p text:style-name="P49">2. Книга четырех авторов / И. И. Иванов, П. П. Петров, С. С. Сидоров, В. В. Васильев. СПб.: Издательство, 2010. 000 с.</text:p>
      <text:p text:style-name="P49">3. Книга пяти и более авторов / И. И. Иванов, П. П. Петров, С. С. Сидоров и др.. СПб.: Издательство, 2010. 000 с.</text:p>
      <text:p text:style-name="P49">4. Описание книги под редакцией / под ред. И.И. Иванова СПб., Издательство, 2010. 000 с.</text:p>
      <text:p text:style-name="P49">5. Иванов И.И. Описание учебного пособия и текста лекций: учеб. пособие. СПб.: Изд-во СПбГЭТУ «ЛЭТИ», 2010. 000 с.</text:p>
      <text:p text:style-name="P49">6. Описание методических указаний / сост.: И.И. Иванов, П.П. Петров. СПб.: Изд-во СПбГЭТУ «ЛЭТИ», 2010. 000 с.</text:p>
      <text:p text:style-name="P49">7. Иванов И.И. Описание статьи с одним-тремя авторами из журнала // Название журнала. 2010, вып. (№) 00. С. 000–000.</text:p>
      <text:p text:style-name="P49">8. Описание статьи с четырьмя и более авторами из журнала / И. И. Иванов, П. П. Петров, С. С. Сидоров и др. // Название журнала. 2010, вып. (№) 00. С. 000–000.</text:p>
      <text:p text:style-name="P49">9. Иванов И.И. Описание тезисов доклада с одним-тремя авторами / Название конференции: тез. докл. III международной науч.-техн. конф., СПб, <text:s/>00–00 янв. 2000 г. / СПбГЭТУ «ЛЭТИ», СПБ, 2010, С. 000–000.</text:p>
      <text:p text:style-name="P49">10. Описание тезисов доклада с четырьмя и более авторами / И. И. Иванов, П. П. Петров, С. С. Сидоров и др. // Название конференции: тез. докл. III международной науч.-техн. конф., СПб, <text:s/>00–00 янв. 2000 г. / СПбГЭТУ «ЛЭТИ», СПБ, 2010, С. 000–000.</text:p>
      <text:p text:style-name="P49">11. Описание электронного ресурса // Наименование сайта. URL: http://east-front.narod.ru/memo/latchford.htm (дата обращения: 00.00.2010).</text:p>
      <text:p text:style-name="P49"><text:soft-page-break/>12. ГОСТ 0.0–00. Описание стандартов. М.: Изд-во стандартов, 2010.</text:p>
      <text:p text:style-name="P49">13. Пат. RU 00000000. Описание патентных документов / И. И. Иванов, П. П. Петров, С. С. Сидоров. Опубл. 00.00.2010. Бюл. № 00.</text:p>
      <text:p text:style-name="P49">14. <text:bookmark text:name="_GoBack"/>Иванов И.И. Описание авторефератов диссертаций: автореф. дисс. канд. техн. наук / СПбГЭТУ «ЛЭТИ», СПБ, 2010.</text:p>
      <text:p text:style-name="P49">15. Описание федерального закона: Федер. закон [принят Гос. Думой 00.00.2010] // Собрание законодательств РФ. 2010. № 00. Ст. 00. С. 000–000.</text:p>
      <text:p text:style-name="P49">16. Описание федерального постановления: постановление Правительства Рос. Федерации от 00.00.2010 № 00000 // Опубликовавшее издание. 2010. № 0. С. 000–000.</text:p>
      <text:p text:style-name="P49">17. Описание указа: указ Президента РФ от 00.00.2010 № 00 // Опубликовавшее издание. 2010. № 0. С. 000–000.</text:p>
      <text:p text:style-name="P26"/>
      <text:p text:style-name="P43">приложение А</text:p>
      <text:p text:style-name="P6">Название приложения</text:p>
      <text:p text:style-name="P28">полный код программы должен быть в приложении, печатать его не надо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language="none" fo:country="none" fo:font-weight="bold" style:font-name-asian="Calibri" style:font-family-asian="Calibri" style:font-family-generic-asian="swiss" style:font-pitch-asian="variable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language="none" fo:country="none" fo:font-weight="bold" style:font-name-asian="Calibri" style:font-family-asian="Calibri" style:font-family-generic-asian="swiss" style:font-pitch-asian="variable" style:font-weight-asian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language="none" fo:country="none" fo:font-style="italic" style:font-name-asian="Calibri" style:font-family-asian="Calibri" style:font-family-generic-asian="swiss" style:font-pitch-asian="variable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language="none" fo:country="none" fo:font-weight="bold" style:font-name-asian="Calibri" style:font-family-asian="Calibri" style:font-family-generic-asian="swiss" style:font-pitch-asian="variable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language="none" fo:country="none" fo:font-weight="bold" style:font-weight-asian="bold" style:font-name-complex="Cambria" style:font-family-complex="Cambria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language="none" fo:country="none" fo:font-weight="bold" style:font-name-asian="Calibri" style:font-family-asian="Calibri" style:font-family-generic-asian="swiss" style:font-pitch-asian="variable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language="none" fo:country="none" fo:font-style="italic" fo:font-weight="bold" style:font-name-asian="Calibri" style:font-family-asian="Calibri" style:font-family-generic-asian="swiss" style:font-pitch-asian="variable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language="none" fo:country="none" fo:font-style="italic" style:font-name-asian="Calibri" style:font-family-asian="Calibri" style:font-family-generic-asian="swiss" style:font-pitch-asian="variable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language="none" fo:country="none" fo:font-style="italic" style:font-name-asian="Calibri" style:font-family-asian="Calibri" style:font-family-generic-asian="swiss" style:font-pitch-asian="variable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language="none" fo:country="none" fo:font-style="italic" style:font-name-asian="Calibri" style:font-family-asian="Calibri" style:font-family-generic-asian="swiss" style:font-pitch-asian="variable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 fo:language="none" fo:country="none" style:font-name-asian="Calibri" style:font-family-asian="Calibri" style:font-family-generic-asian="swiss" style:font-pitch-asian="variable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1.27cm" fo:margin-right="0cm" fo:margin-top="0.494cm" fo:margin-bottom="0.494cm" loext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language="none" fo:country="none" fo:font-weight="bold" style:font-name-asian="Calibri" style:font-family-asian="Calibri" style:font-family-generic-asian="swiss" style:font-pitch-asian="variable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language="none" fo:country="none" fo:font-weight="bold" style:font-name-asian="Calibri" style:font-family-asian="Calibri" style:font-family-generic-asian="swiss" style:font-pitch-asian="variable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/>
      <style:text-properties fo:language="none" fo:country="none" style:font-name-asian="Calibri" style:font-family-asian="Calibri" style:font-family-generic-asian="swiss" style:font-pitch-asian="variabl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>
      <style:text-properties fo:language="none" fo:country="none" style:font-name-asian="Calibri" style:font-family-asian="Calibri" style:font-family-generic-asian="swiss" style:font-pitch-asian="variable"/>
    </style:style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>
      <style:text-properties fo:language="none" fo:country="none" style:font-name-asian="Calibri" style:font-family-asian="Calibri" style:font-family-generic-asian="swiss" style:font-pitch-asian="variable"/>
    </style:style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style:paragraph-properties fo:margin-top="0.494cm" fo:margin-bottom="0cm" loext:contextual-spacing="false" fo:line-height="0.483cm" fo:text-align="justify" style:justify-single-word="false" fo:orphans="0" fo:widows="0"/>
      <style:text-properties fo:font-size="10pt" fo:language="none" fo:country="none" style:font-name-asian="Calibri" style:font-family-asian="Calibri" style:font-family-generic-asian="swiss" style:font-pitch-asian="variable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style:font-pitch="variable" fo:font-size="11pt" fo:language="none" fo:country="none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style:font-pitch="variable" fo:font-size="8pt" fo:language="none" fo:country="none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List_20_4" style:display-name="List 4" style:family="paragraph" style:parent-style-name="Standard" style:class="list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1.633cm" fo:margin-right="0cm" fo:margin-top="0cm" fo:margin-bottom="0cm" loext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fo:language="none" fo:country="none" style:font-name-asian="Calibri" style:font-family-asian="Calibri" style:font-family-generic-asian="swiss" style:font-pitch-asian="variable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fo:language="none" fo:country="none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8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dc:subject/>
    <meta:keyword/>
    <dc:description/>
    <meta:initial-creator>SAP</meta:initial-creator>
    <meta:creation-date>2015-11-10T18:53:00</meta:creation-date>
    <dc:date>2019-07-06T22:04:52.269020521</dc:date>
    <meta:print-date>2015-07-17T12:06:00</meta:print-date>
    <meta:editing-cycles>15</meta:editing-cycles>
    <meta:editing-duration>PT1H31M5S</meta:editing-duration>
    <meta:generator>LibreOffice/5.1.6.2$Linux_X86_64 LibreOffice_project/10m0$Build-2</meta:generator>
    <meta:document-statistic meta:table-count="3" meta:image-count="0" meta:object-count="0" meta:page-count="18" meta:paragraph-count="246" meta:word-count="2050" meta:character-count="14839" meta:non-whitespace-character-count="12949"/>
  </office:meta>
</office:document-meta>
</file>